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18.27mm"/>
    </style:style>
    <style:style style:name="co3" style:family="table-column">
      <style:table-column-properties fo:break-before="auto" style:column-width="15.5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padding="0.71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Comparsion" table:style-name="ta1">
        <table:shapes>
          <draw:frame draw:z-index="0" draw:style-name="gr1" draw:text-style-name="P1" svg:width="526.44mm" svg:height="90.05mm" svg:x="84.25mm" svg:y="8.49mm">
            <loext:p draw:notify-on-update-of-ranges="'Distance fitness'.B2:'Distance fitness'.B256 'Distance fitness'.C2:'Distance fitness'.C256 'Bit difference fitness'.C2:'Bit difference fitness'.C256 'Bit difference fitness'.B2:'Bit difference fitness'.B256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/>
        </table:table-row>
      </table:table>
      <table:table table:name="Distance fitness" table:style-name="ta1">
        <table:table-column table:style-name="co2" table:default-cell-style-name="Default"/>
        <table:table-column table:style-name="co3" table:number-columns-repeated="2" table:default-cell-style-name="Default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17.953" calcext:value-type="float">
            <text:p>317,953</text:p>
          </table:table-cell>
        </table:table-row>
        <table:table-row table:style-name="ro1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7.869" calcext:value-type="float">
            <text:p>267,869</text:p>
          </table:table-cell>
        </table:table-row>
        <table:table-row table:style-name="ro1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269.9" calcext:value-type="float">
            <text:p>269,9</text:p>
          </table:table-cell>
        </table:table-row>
        <table:table-row table:style-name="ro1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284.61" calcext:value-type="float">
            <text:p>284,61</text:p>
          </table:table-cell>
        </table:table-row>
        <table:table-row table:style-name="ro1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260.716" calcext:value-type="float">
            <text:p>260,716</text:p>
          </table:table-cell>
        </table:table-row>
        <table:table-row table:style-name="ro1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333.339" calcext:value-type="float">
            <text:p>333,339</text:p>
          </table:table-cell>
        </table:table-row>
        <table:table-row table:style-name="ro1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30.379" calcext:value-type="float">
            <text:p>330,379</text:p>
          </table:table-cell>
        </table:table-row>
        <table:table-row table:style-name="ro1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164.997" calcext:value-type="float">
            <text:p>164,997</text:p>
          </table:table-cell>
        </table:table-row>
        <table:table-row table:style-name="ro1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273.064" calcext:value-type="float">
            <text:p>273,064</text:p>
          </table:table-cell>
        </table:table-row>
        <table:table-row table:style-name="ro1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340.711" calcext:value-type="float">
            <text:p>340,711</text:p>
          </table:table-cell>
        </table:table-row>
        <table:table-row table:style-name="ro1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218.918" calcext:value-type="float">
            <text:p>218,918</text:p>
          </table:table-cell>
        </table:table-row>
        <table:table-row table:style-name="ro1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13.386" calcext:value-type="float">
            <text:p>313,386</text:p>
          </table:table-cell>
        </table:table-row>
        <table:table-row table:style-name="ro1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187.142" calcext:value-type="float">
            <text:p>187,142</text:p>
          </table:table-cell>
        </table:table-row>
        <table:table-row table:style-name="ro1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161.496" calcext:value-type="float">
            <text:p>161,496</text:p>
          </table:table-cell>
        </table:table-row>
        <table:table-row table:style-name="ro1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219.16" calcext:value-type="float">
            <text:p>219,16</text:p>
          </table:table-cell>
        </table:table-row>
        <table:table-row table:style-name="ro1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327.093" calcext:value-type="float">
            <text:p>327,093</text:p>
          </table:table-cell>
        </table:table-row>
        <table:table-row table:style-name="ro1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11.154" calcext:value-type="float">
            <text:p>211,154</text:p>
          </table:table-cell>
        </table:table-row>
        <table:table-row table:style-name="ro1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280.964" calcext:value-type="float">
            <text:p>280,964</text:p>
          </table:table-cell>
        </table:table-row>
        <table:table-row table:style-name="ro1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0.852" calcext:value-type="float">
            <text:p>290,852</text:p>
          </table:table-cell>
        </table:table-row>
        <table:table-row table:style-name="ro1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327.197" calcext:value-type="float">
            <text:p>327,197</text:p>
          </table:table-cell>
        </table:table-row>
        <table:table-row table:style-name="ro1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1.26" calcext:value-type="float">
            <text:p>271,26</text:p>
          </table:table-cell>
        </table:table-row>
        <table:table-row table:style-name="ro1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04.273" calcext:value-type="float">
            <text:p>304,273</text:p>
          </table:table-cell>
        </table:table-row>
        <table:table-row table:style-name="ro1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248.849" calcext:value-type="float">
            <text:p>248,849</text:p>
          </table:table-cell>
        </table:table-row>
        <table:table-row table:style-name="ro1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288.489" calcext:value-type="float">
            <text:p>288,489</text:p>
          </table:table-cell>
        </table:table-row>
        <table:table-row table:style-name="ro1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245.067" calcext:value-type="float">
            <text:p>245,067</text:p>
          </table:table-cell>
        </table:table-row>
        <table:table-row table:style-name="ro1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225.55" calcext:value-type="float">
            <text:p>225,55</text:p>
          </table:table-cell>
        </table:table-row>
        <table:table-row table:style-name="ro1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35.857" calcext:value-type="float">
            <text:p>335,857</text:p>
          </table:table-cell>
        </table:table-row>
        <table:table-row table:style-name="ro1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27.098" calcext:value-type="float">
            <text:p>327,098</text:p>
          </table:table-cell>
        </table:table-row>
        <table:table-row table:style-name="ro1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07.432" calcext:value-type="float">
            <text:p>207,432</text:p>
          </table:table-cell>
        </table:table-row>
        <table:table-row table:style-name="ro1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184.984" calcext:value-type="float">
            <text:p>184,984</text:p>
          </table:table-cell>
        </table:table-row>
        <table:table-row table:style-name="ro1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94.8" calcext:value-type="float">
            <text:p>294,8</text:p>
          </table:table-cell>
        </table:table-row>
        <table:table-row table:style-name="ro1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182.71" calcext:value-type="float">
            <text:p>182,71</text:p>
          </table:table-cell>
        </table:table-row>
        <table:table-row table:style-name="ro1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70.263" calcext:value-type="float">
            <text:p>370,263</text:p>
          </table:table-cell>
        </table:table-row>
        <table:table-row table:style-name="ro1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243.308" calcext:value-type="float">
            <text:p>243,308</text:p>
          </table:table-cell>
        </table:table-row>
        <table:table-row table:style-name="ro1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23.034" calcext:value-type="float">
            <text:p>323,034</text:p>
          </table:table-cell>
        </table:table-row>
        <table:table-row table:style-name="ro1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284.072" calcext:value-type="float">
            <text:p>284,072</text:p>
          </table:table-cell>
        </table:table-row>
        <table:table-row table:style-name="ro1">
          <table:table-cell office:value-type="string" calcext:value-type="string">
            <text:p>0x24 </text:p>
          </table:table-cell>
          <table:table-cell office:value-type="float" office:value="37" calcext:value-type="float">
            <text:p>37</text:p>
          </table:table-cell>
          <table:table-cell office:value-type="float" office:value="311.013" calcext:value-type="float">
            <text:p>311,013</text:p>
          </table:table-cell>
        </table:table-row>
        <table:table-row table:style-name="ro1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178.067" calcext:value-type="float">
            <text:p>178,067</text:p>
          </table:table-cell>
        </table:table-row>
        <table:table-row table:style-name="ro1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154.884" calcext:value-type="float">
            <text:p>154,884</text:p>
          </table:table-cell>
        </table:table-row>
        <table:table-row table:style-name="ro1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37.093" calcext:value-type="float">
            <text:p>237,093</text:p>
          </table:table-cell>
        </table:table-row>
        <table:table-row table:style-name="ro1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266.417" calcext:value-type="float">
            <text:p>266,417</text:p>
          </table:table-cell>
        </table:table-row>
        <table:table-row table:style-name="ro1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203.89" calcext:value-type="float">
            <text:p>203,89</text:p>
          </table:table-cell>
        </table:table-row>
        <table:table-row table:style-name="ro1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10.67" calcext:value-type="float">
            <text:p>310,67</text:p>
          </table:table-cell>
        </table:table-row>
        <table:table-row table:style-name="ro1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216.652" calcext:value-type="float">
            <text:p>216,652</text:p>
          </table:table-cell>
        </table:table-row>
        <table:table-row table:style-name="ro1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212.713" calcext:value-type="float">
            <text:p>212,713</text:p>
          </table:table-cell>
        </table:table-row>
        <table:table-row table:style-name="ro1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01.518" calcext:value-type="float">
            <text:p>301,518</text:p>
          </table:table-cell>
        </table:table-row>
        <table:table-row table:style-name="ro1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167.395" calcext:value-type="float">
            <text:p>167,395</text:p>
          </table:table-cell>
        </table:table-row>
        <table:table-row table:style-name="ro1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199.251" calcext:value-type="float">
            <text:p>199,251</text:p>
          </table:table-cell>
        </table:table-row>
        <table:table-row table:style-name="ro1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298.525" calcext:value-type="float">
            <text:p>298,525</text:p>
          </table:table-cell>
        </table:table-row>
        <table:table-row table:style-name="ro1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13.669" calcext:value-type="float">
            <text:p>313,669</text:p>
          </table:table-cell>
        </table:table-row>
        <table:table-row table:style-name="ro1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270.237" calcext:value-type="float">
            <text:p>270,237</text:p>
          </table:table-cell>
        </table:table-row>
        <table:table-row table:style-name="ro1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222.513" calcext:value-type="float">
            <text:p>222,513</text:p>
          </table:table-cell>
        </table:table-row>
        <table:table-row table:style-name="ro1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160.776" calcext:value-type="float">
            <text:p>160,776</text:p>
          </table:table-cell>
        </table:table-row>
        <table:table-row table:style-name="ro1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59.656" calcext:value-type="float">
            <text:p>259,656</text:p>
          </table:table-cell>
        </table:table-row>
        <table:table-row table:style-name="ro1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244.258" calcext:value-type="float">
            <text:p>244,258</text:p>
          </table:table-cell>
        </table:table-row>
        <table:table-row table:style-name="ro1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298.995" calcext:value-type="float">
            <text:p>298,995</text:p>
          </table:table-cell>
        </table:table-row>
        <table:table-row table:style-name="ro1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08.582" calcext:value-type="float">
            <text:p>308,582</text:p>
          </table:table-cell>
        </table:table-row>
        <table:table-row table:style-name="ro1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28.824" calcext:value-type="float">
            <text:p>328,824</text:p>
          </table:table-cell>
        </table:table-row>
        <table:table-row table:style-name="ro1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272.211" calcext:value-type="float">
            <text:p>272,211</text:p>
          </table:table-cell>
        </table:table-row>
        <table:table-row table:style-name="ro1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35.083" calcext:value-type="float">
            <text:p>235,083</text:p>
          </table:table-cell>
        </table:table-row>
        <table:table-row table:style-name="ro1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213.279" calcext:value-type="float">
            <text:p>213,279</text:p>
          </table:table-cell>
        </table:table-row>
        <table:table-row table:style-name="ro1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222.463" calcext:value-type="float">
            <text:p>222,463</text:p>
          </table:table-cell>
        </table:table-row>
        <table:table-row table:style-name="ro1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282.321" calcext:value-type="float">
            <text:p>282,321</text:p>
          </table:table-cell>
        </table:table-row>
        <table:table-row table:style-name="ro1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272.668" calcext:value-type="float">
            <text:p>272,668</text:p>
          </table:table-cell>
        </table:table-row>
        <table:table-row table:style-name="ro1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35.437" calcext:value-type="float">
            <text:p>335,437</text:p>
          </table:table-cell>
        </table:table-row>
        <table:table-row table:style-name="ro1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280.943" calcext:value-type="float">
            <text:p>280,943</text:p>
          </table:table-cell>
        </table:table-row>
        <table:table-row table:style-name="ro1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190.053" calcext:value-type="float">
            <text:p>190,053</text:p>
          </table:table-cell>
        </table:table-row>
        <table:table-row table:style-name="ro1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179.636" calcext:value-type="float">
            <text:p>179,636</text:p>
          </table:table-cell>
        </table:table-row>
        <table:table-row table:style-name="ro1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253.9" calcext:value-type="float">
            <text:p>253,9</text:p>
          </table:table-cell>
        </table:table-row>
        <table:table-row table:style-name="ro1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179.201" calcext:value-type="float">
            <text:p>179,201</text:p>
          </table:table-cell>
        </table:table-row>
        <table:table-row table:style-name="ro1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292.344" calcext:value-type="float">
            <text:p>292,344</text:p>
          </table:table-cell>
        </table:table-row>
        <table:table-row table:style-name="ro1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312.37" calcext:value-type="float">
            <text:p>312,37</text:p>
          </table:table-cell>
        </table:table-row>
        <table:table-row table:style-name="ro1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346.22" calcext:value-type="float">
            <text:p>346,22</text:p>
          </table:table-cell>
        </table:table-row>
        <table:table-row table:style-name="ro1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199.339" calcext:value-type="float">
            <text:p>199,339</text:p>
          </table:table-cell>
        </table:table-row>
        <table:table-row table:style-name="ro1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24.038" calcext:value-type="float">
            <text:p>224,038</text:p>
          </table:table-cell>
        </table:table-row>
        <table:table-row table:style-name="ro1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34.68" calcext:value-type="float">
            <text:p>334,68</text:p>
          </table:table-cell>
        </table:table-row>
        <table:table-row table:style-name="ro1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262.244" calcext:value-type="float">
            <text:p>262,244</text:p>
          </table:table-cell>
        </table:table-row>
        <table:table-row table:style-name="ro1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281.65" calcext:value-type="float">
            <text:p>281,65</text:p>
          </table:table-cell>
        </table:table-row>
        <table:table-row table:style-name="ro1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280.854" calcext:value-type="float">
            <text:p>280,854</text:p>
          </table:table-cell>
        </table:table-row>
        <table:table-row table:style-name="ro1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15.66" calcext:value-type="float">
            <text:p>315,66</text:p>
          </table:table-cell>
        </table:table-row>
        <table:table-row table:style-name="ro1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265.213" calcext:value-type="float">
            <text:p>265,213</text:p>
          </table:table-cell>
        </table:table-row>
        <table:table-row table:style-name="ro1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288.481" calcext:value-type="float">
            <text:p>288,481</text:p>
          </table:table-cell>
        </table:table-row>
        <table:table-row table:style-name="ro1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297.679" calcext:value-type="float">
            <text:p>297,679</text:p>
          </table:table-cell>
        </table:table-row>
        <table:table-row table:style-name="ro1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26.992" calcext:value-type="float">
            <text:p>326,992</text:p>
          </table:table-cell>
        </table:table-row>
        <table:table-row table:style-name="ro1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58.232" calcext:value-type="float">
            <text:p>258,232</text:p>
          </table:table-cell>
        </table:table-row>
        <table:table-row table:style-name="ro1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90.445" calcext:value-type="float">
            <text:p>390,445</text:p>
          </table:table-cell>
        </table:table-row>
        <table:table-row table:style-name="ro1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39.296" calcext:value-type="float">
            <text:p>339,296</text:p>
          </table:table-cell>
        </table:table-row>
        <table:table-row table:style-name="ro1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66.028" calcext:value-type="float">
            <text:p>266,028</text:p>
          </table:table-cell>
        </table:table-row>
        <table:table-row table:style-name="ro1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46.762" calcext:value-type="float">
            <text:p>346,762</text:p>
          </table:table-cell>
        </table:table-row>
        <table:table-row table:style-name="ro1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292.544" calcext:value-type="float">
            <text:p>292,544</text:p>
          </table:table-cell>
        </table:table-row>
        <table:table-row table:style-name="ro1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254.49" calcext:value-type="float">
            <text:p>254,49</text:p>
          </table:table-cell>
        </table:table-row>
        <table:table-row table:style-name="ro1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74.551" calcext:value-type="float">
            <text:p>274,551</text:p>
          </table:table-cell>
        </table:table-row>
        <table:table-row table:style-name="ro1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284.056" calcext:value-type="float">
            <text:p>284,056</text:p>
          </table:table-cell>
        </table:table-row>
        <table:table-row table:style-name="ro1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195.382" calcext:value-type="float">
            <text:p>195,382</text:p>
          </table:table-cell>
        </table:table-row>
        <table:table-row table:style-name="ro1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249.479" calcext:value-type="float">
            <text:p>249,479</text:p>
          </table:table-cell>
        </table:table-row>
        <table:table-row table:style-name="ro1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23.497" calcext:value-type="float">
            <text:p>323,497</text:p>
          </table:table-cell>
        </table:table-row>
        <table:table-row table:style-name="ro1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221.89" calcext:value-type="float">
            <text:p>221,89</text:p>
          </table:table-cell>
        </table:table-row>
        <table:table-row table:style-name="ro1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281.526" calcext:value-type="float">
            <text:p>281,526</text:p>
          </table:table-cell>
        </table:table-row>
        <table:table-row table:style-name="ro1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32.621" calcext:value-type="float">
            <text:p>332,621</text:p>
          </table:table-cell>
        </table:table-row>
        <table:table-row table:style-name="ro1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302.899" calcext:value-type="float">
            <text:p>302,899</text:p>
          </table:table-cell>
        </table:table-row>
        <table:table-row table:style-name="ro1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223.763" calcext:value-type="float">
            <text:p>223,763</text:p>
          </table:table-cell>
        </table:table-row>
        <table:table-row table:style-name="ro1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261.348" calcext:value-type="float">
            <text:p>261,348</text:p>
          </table:table-cell>
        </table:table-row>
        <table:table-row table:style-name="ro1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189.705" calcext:value-type="float">
            <text:p>189,705</text:p>
          </table:table-cell>
        </table:table-row>
        <table:table-row table:style-name="ro1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28.956" calcext:value-type="float">
            <text:p>228,956</text:p>
          </table:table-cell>
        </table:table-row>
        <table:table-row table:style-name="ro1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293.598" calcext:value-type="float">
            <text:p>293,598</text:p>
          </table:table-cell>
        </table:table-row>
        <table:table-row table:style-name="ro1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00.346" calcext:value-type="float">
            <text:p>300,346</text:p>
          </table:table-cell>
        </table:table-row>
        <table:table-row table:style-name="ro1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292.488" calcext:value-type="float">
            <text:p>292,488</text:p>
          </table:table-cell>
        </table:table-row>
        <table:table-row table:style-name="ro1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280.742" calcext:value-type="float">
            <text:p>280,742</text:p>
          </table:table-cell>
        </table:table-row>
        <table:table-row table:style-name="ro1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380.293" calcext:value-type="float">
            <text:p>380,293</text:p>
          </table:table-cell>
        </table:table-row>
        <table:table-row table:style-name="ro1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229.308" calcext:value-type="float">
            <text:p>229,308</text:p>
          </table:table-cell>
        </table:table-row>
        <table:table-row table:style-name="ro1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225.275" calcext:value-type="float">
            <text:p>225,275</text:p>
          </table:table-cell>
        </table:table-row>
        <table:table-row table:style-name="ro1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285.599" calcext:value-type="float">
            <text:p>285,599</text:p>
          </table:table-cell>
        </table:table-row>
        <table:table-row table:style-name="ro1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73.492" calcext:value-type="float">
            <text:p>373,492</text:p>
          </table:table-cell>
        </table:table-row>
        <table:table-row table:style-name="ro1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245.563" calcext:value-type="float">
            <text:p>245,563</text:p>
          </table:table-cell>
        </table:table-row>
        <table:table-row table:style-name="ro1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58.124" calcext:value-type="float">
            <text:p>358,124</text:p>
          </table:table-cell>
        </table:table-row>
        <table:table-row table:style-name="ro1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259.461" calcext:value-type="float">
            <text:p>259,461</text:p>
          </table:table-cell>
        </table:table-row>
        <table:table-row table:style-name="ro1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03.419" calcext:value-type="float">
            <text:p>303,419</text:p>
          </table:table-cell>
        </table:table-row>
        <table:table-row table:style-name="ro1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270.183" calcext:value-type="float">
            <text:p>270,183</text:p>
          </table:table-cell>
        </table:table-row>
        <table:table-row table:style-name="ro1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34.964" calcext:value-type="float">
            <text:p>234,964</text:p>
          </table:table-cell>
        </table:table-row>
        <table:table-row table:style-name="ro1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237.323" calcext:value-type="float">
            <text:p>237,323</text:p>
          </table:table-cell>
        </table:table-row>
        <table:table-row table:style-name="ro1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60.878" calcext:value-type="float">
            <text:p>360,878</text:p>
          </table:table-cell>
        </table:table-row>
        <table:table-row table:style-name="ro1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194.028" calcext:value-type="float">
            <text:p>194,028</text:p>
          </table:table-cell>
        </table:table-row>
        <table:table-row table:style-name="ro1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339.338" calcext:value-type="float">
            <text:p>339,338</text:p>
          </table:table-cell>
        </table:table-row>
        <table:table-row table:style-name="ro1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54.356" calcext:value-type="float">
            <text:p>254,356</text:p>
          </table:table-cell>
        </table:table-row>
        <table:table-row table:style-name="ro1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83.249" calcext:value-type="float">
            <text:p>283,249</text:p>
          </table:table-cell>
        </table:table-row>
        <table:table-row table:style-name="ro1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177.454" calcext:value-type="float">
            <text:p>177,454</text:p>
          </table:table-cell>
        </table:table-row>
        <table:table-row table:style-name="ro1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192.224" calcext:value-type="float">
            <text:p>192,224</text:p>
          </table:table-cell>
        </table:table-row>
        <table:table-row table:style-name="ro1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245.662" calcext:value-type="float">
            <text:p>245,662</text:p>
          </table:table-cell>
        </table:table-row>
        <table:table-row table:style-name="ro1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50.318" calcext:value-type="float">
            <text:p>350,318</text:p>
          </table:table-cell>
        </table:table-row>
        <table:table-row table:style-name="ro1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27.794" calcext:value-type="float">
            <text:p>327,794</text:p>
          </table:table-cell>
        </table:table-row>
        <table:table-row table:style-name="ro1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272.219" calcext:value-type="float">
            <text:p>272,219</text:p>
          </table:table-cell>
        </table:table-row>
        <table:table-row table:style-name="ro1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230.801" calcext:value-type="float">
            <text:p>230,801</text:p>
          </table:table-cell>
        </table:table-row>
        <table:table-row table:style-name="ro1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170.338" calcext:value-type="float">
            <text:p>170,338</text:p>
          </table:table-cell>
        </table:table-row>
        <table:table-row table:style-name="ro1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245.339" calcext:value-type="float">
            <text:p>245,339</text:p>
          </table:table-cell>
        </table:table-row>
        <table:table-row table:style-name="ro1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107.187" calcext:value-type="float">
            <text:p>107,187</text:p>
          </table:table-cell>
        </table:table-row>
        <table:table-row table:style-name="ro1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07.454" calcext:value-type="float">
            <text:p>307,454</text:p>
          </table:table-cell>
        </table:table-row>
        <table:table-row table:style-name="ro1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264.766" calcext:value-type="float">
            <text:p>264,766</text:p>
          </table:table-cell>
        </table:table-row>
        <table:table-row table:style-name="ro1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196.545" calcext:value-type="float">
            <text:p>196,545</text:p>
          </table:table-cell>
        </table:table-row>
        <table:table-row table:style-name="ro1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240.946" calcext:value-type="float">
            <text:p>240,946</text:p>
          </table:table-cell>
        </table:table-row>
        <table:table-row table:style-name="ro1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225.076" calcext:value-type="float">
            <text:p>225,076</text:p>
          </table:table-cell>
        </table:table-row>
        <table:table-row table:style-name="ro1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182.129" calcext:value-type="float">
            <text:p>182,129</text:p>
          </table:table-cell>
        </table:table-row>
        <table:table-row table:style-name="ro1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143.059" calcext:value-type="float">
            <text:p>143,059</text:p>
          </table:table-cell>
        </table:table-row>
        <table:table-row table:style-name="ro1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211.825" calcext:value-type="float">
            <text:p>211,825</text:p>
          </table:table-cell>
        </table:table-row>
        <table:table-row table:style-name="ro1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203.674" calcext:value-type="float">
            <text:p>203,674</text:p>
          </table:table-cell>
        </table:table-row>
        <table:table-row table:style-name="ro1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250.386" calcext:value-type="float">
            <text:p>250,386</text:p>
          </table:table-cell>
        </table:table-row>
        <table:table-row table:style-name="ro1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146.694" calcext:value-type="float">
            <text:p>146,694</text:p>
          </table:table-cell>
        </table:table-row>
        <table:table-row table:style-name="ro1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189.837" calcext:value-type="float">
            <text:p>189,837</text:p>
          </table:table-cell>
        </table:table-row>
        <table:table-row table:style-name="ro1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292.19" calcext:value-type="float">
            <text:p>292,19</text:p>
          </table:table-cell>
        </table:table-row>
        <table:table-row table:style-name="ro1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42.638" calcext:value-type="float">
            <text:p>242,638</text:p>
          </table:table-cell>
        </table:table-row>
        <table:table-row table:style-name="ro1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287.498" calcext:value-type="float">
            <text:p>287,498</text:p>
          </table:table-cell>
        </table:table-row>
        <table:table-row table:style-name="ro1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02.817" calcext:value-type="float">
            <text:p>302,817</text:p>
          </table:table-cell>
        </table:table-row>
        <table:table-row table:style-name="ro1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158.84" calcext:value-type="float">
            <text:p>158,84</text:p>
          </table:table-cell>
        </table:table-row>
        <table:table-row table:style-name="ro1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278.765" calcext:value-type="float">
            <text:p>278,765</text:p>
          </table:table-cell>
        </table:table-row>
        <table:table-row table:style-name="ro1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18.594" calcext:value-type="float">
            <text:p>318,594</text:p>
          </table:table-cell>
        </table:table-row>
        <table:table-row table:style-name="ro1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51.422" calcext:value-type="float">
            <text:p>251,422</text:p>
          </table:table-cell>
        </table:table-row>
        <table:table-row table:style-name="ro1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190.937" calcext:value-type="float">
            <text:p>190,937</text:p>
          </table:table-cell>
        </table:table-row>
        <table:table-row table:style-name="ro1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65.136" calcext:value-type="float">
            <text:p>365,136</text:p>
          </table:table-cell>
        </table:table-row>
        <table:table-row table:style-name="ro1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158.212" calcext:value-type="float">
            <text:p>158,212</text:p>
          </table:table-cell>
        </table:table-row>
        <table:table-row table:style-name="ro1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278.767" calcext:value-type="float">
            <text:p>278,767</text:p>
          </table:table-cell>
        </table:table-row>
        <table:table-row table:style-name="ro1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269.264" calcext:value-type="float">
            <text:p>269,264</text:p>
          </table:table-cell>
        </table:table-row>
        <table:table-row table:style-name="ro1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286.906" calcext:value-type="float">
            <text:p>286,906</text:p>
          </table:table-cell>
        </table:table-row>
        <table:table-row table:style-name="ro1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57.756" calcext:value-type="float">
            <text:p>357,756</text:p>
          </table:table-cell>
        </table:table-row>
        <table:table-row table:style-name="ro1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277.399" calcext:value-type="float">
            <text:p>277,399</text:p>
          </table:table-cell>
        </table:table-row>
        <table:table-row table:style-name="ro1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231.659" calcext:value-type="float">
            <text:p>231,659</text:p>
          </table:table-cell>
        </table:table-row>
        <table:table-row table:style-name="ro1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270.442" calcext:value-type="float">
            <text:p>270,442</text:p>
          </table:table-cell>
        </table:table-row>
        <table:table-row table:style-name="ro1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30.486" calcext:value-type="float">
            <text:p>330,486</text:p>
          </table:table-cell>
        </table:table-row>
        <table:table-row table:style-name="ro1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254.786" calcext:value-type="float">
            <text:p>254,786</text:p>
          </table:table-cell>
        </table:table-row>
        <table:table-row table:style-name="ro1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4.169" calcext:value-type="float">
            <text:p>334,169</text:p>
          </table:table-cell>
        </table:table-row>
        <table:table-row table:style-name="ro1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291.561" calcext:value-type="float">
            <text:p>291,561</text:p>
          </table:table-cell>
        </table:table-row>
        <table:table-row table:style-name="ro1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205.18" calcext:value-type="float">
            <text:p>205,18</text:p>
          </table:table-cell>
        </table:table-row>
        <table:table-row table:style-name="ro1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87.646" calcext:value-type="float">
            <text:p>287,646</text:p>
          </table:table-cell>
        </table:table-row>
        <table:table-row table:style-name="ro1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291.813" calcext:value-type="float">
            <text:p>291,813</text:p>
          </table:table-cell>
        </table:table-row>
        <table:table-row table:style-name="ro1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227.42" calcext:value-type="float">
            <text:p>227,42</text:p>
          </table:table-cell>
        </table:table-row>
        <table:table-row table:style-name="ro1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97.903" calcext:value-type="float">
            <text:p>297,903</text:p>
          </table:table-cell>
        </table:table-row>
        <table:table-row table:style-name="ro1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286.897" calcext:value-type="float">
            <text:p>286,897</text:p>
          </table:table-cell>
        </table:table-row>
        <table:table-row table:style-name="ro1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262.317" calcext:value-type="float">
            <text:p>262,317</text:p>
          </table:table-cell>
        </table:table-row>
        <table:table-row table:style-name="ro1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216.4" calcext:value-type="float">
            <text:p>216,4</text:p>
          </table:table-cell>
        </table:table-row>
        <table:table-row table:style-name="ro1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180.144" calcext:value-type="float">
            <text:p>180,144</text:p>
          </table:table-cell>
        </table:table-row>
        <table:table-row table:style-name="ro1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217.336" calcext:value-type="float">
            <text:p>217,336</text:p>
          </table:table-cell>
        </table:table-row>
        <table:table-row table:style-name="ro1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59.74" calcext:value-type="float">
            <text:p>359,74</text:p>
          </table:table-cell>
        </table:table-row>
        <table:table-row table:style-name="ro1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10.189" calcext:value-type="float">
            <text:p>310,189</text:p>
          </table:table-cell>
        </table:table-row>
        <table:table-row table:style-name="ro1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94.776" calcext:value-type="float">
            <text:p>294,776</text:p>
          </table:table-cell>
        </table:table-row>
        <table:table-row table:style-name="ro1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53.525" calcext:value-type="float">
            <text:p>253,525</text:p>
          </table:table-cell>
        </table:table-row>
        <table:table-row table:style-name="ro1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219.77" calcext:value-type="float">
            <text:p>219,77</text:p>
          </table:table-cell>
        </table:table-row>
        <table:table-row table:style-name="ro1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226.124" calcext:value-type="float">
            <text:p>226,124</text:p>
          </table:table-cell>
        </table:table-row>
        <table:table-row table:style-name="ro1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177.963" calcext:value-type="float">
            <text:p>177,963</text:p>
          </table:table-cell>
        </table:table-row>
        <table:table-row table:style-name="ro1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268.885" calcext:value-type="float">
            <text:p>268,885</text:p>
          </table:table-cell>
        </table:table-row>
        <table:table-row table:style-name="ro1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37.603" calcext:value-type="float">
            <text:p>237,603</text:p>
          </table:table-cell>
        </table:table-row>
        <table:table-row table:style-name="ro1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30.28" calcext:value-type="float">
            <text:p>230,28</text:p>
          </table:table-cell>
        </table:table-row>
        <table:table-row table:style-name="ro1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152.342" calcext:value-type="float">
            <text:p>152,342</text:p>
          </table:table-cell>
        </table:table-row>
        <table:table-row table:style-name="ro1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35.279" calcext:value-type="float">
            <text:p>235,279</text:p>
          </table:table-cell>
        </table:table-row>
        <table:table-row table:style-name="ro1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6.857" calcext:value-type="float">
            <text:p>286,857</text:p>
          </table:table-cell>
        </table:table-row>
        <table:table-row table:style-name="ro1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307.161" calcext:value-type="float">
            <text:p>307,161</text:p>
          </table:table-cell>
        </table:table-row>
        <table:table-row table:style-name="ro1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168.262" calcext:value-type="float">
            <text:p>168,262</text:p>
          </table:table-cell>
        </table:table-row>
        <table:table-row table:style-name="ro1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44.246" calcext:value-type="float">
            <text:p>344,246</text:p>
          </table:table-cell>
        </table:table-row>
        <table:table-row table:style-name="ro1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220.796" calcext:value-type="float">
            <text:p>220,796</text:p>
          </table:table-cell>
        </table:table-row>
        <table:table-row table:style-name="ro1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175.542" calcext:value-type="float">
            <text:p>175,542</text:p>
          </table:table-cell>
        </table:table-row>
        <table:table-row table:style-name="ro1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189.04" calcext:value-type="float">
            <text:p>189,04</text:p>
          </table:table-cell>
        </table:table-row>
        <table:table-row table:style-name="ro1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293.566" calcext:value-type="float">
            <text:p>293,566</text:p>
          </table:table-cell>
        </table:table-row>
        <table:table-row table:style-name="ro1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323.22" calcext:value-type="float">
            <text:p>323,22</text:p>
          </table:table-cell>
        </table:table-row>
        <table:table-row table:style-name="ro1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84.09" calcext:value-type="float">
            <text:p>384,09</text:p>
          </table:table-cell>
        </table:table-row>
        <table:table-row table:style-name="ro1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298.99" calcext:value-type="float">
            <text:p>298,99</text:p>
          </table:table-cell>
        </table:table-row>
        <table:table-row table:style-name="ro1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171" calcext:value-type="float">
            <text:p>171</text:p>
          </table:table-cell>
        </table:table-row>
        <table:table-row table:style-name="ro1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21.5" calcext:value-type="float">
            <text:p>321,5</text:p>
          </table:table-cell>
        </table:table-row>
        <table:table-row table:style-name="ro1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35.213" calcext:value-type="float">
            <text:p>235,213</text:p>
          </table:table-cell>
        </table:table-row>
        <table:table-row table:style-name="ro1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273.775" calcext:value-type="float">
            <text:p>273,775</text:p>
          </table:table-cell>
        </table:table-row>
        <table:table-row table:style-name="ro1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16.512" calcext:value-type="float">
            <text:p>316,512</text:p>
          </table:table-cell>
        </table:table-row>
        <table:table-row table:style-name="ro1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293.915" calcext:value-type="float">
            <text:p>293,915</text:p>
          </table:table-cell>
        </table:table-row>
        <table:table-row table:style-name="ro1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233.559" calcext:value-type="float">
            <text:p>233,559</text:p>
          </table:table-cell>
        </table:table-row>
        <table:table-row table:style-name="ro1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172.049" calcext:value-type="float">
            <text:p>172,049</text:p>
          </table:table-cell>
        </table:table-row>
        <table:table-row table:style-name="ro1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46.51" calcext:value-type="float">
            <text:p>346,51</text:p>
          </table:table-cell>
        </table:table-row>
        <table:table-row table:style-name="ro1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148.805" calcext:value-type="float">
            <text:p>148,805</text:p>
          </table:table-cell>
        </table:table-row>
        <table:table-row table:style-name="ro1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11.547" calcext:value-type="float">
            <text:p>211,547</text:p>
          </table:table-cell>
        </table:table-row>
        <table:table-row table:style-name="ro1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256.33" calcext:value-type="float">
            <text:p>256,33</text:p>
          </table:table-cell>
        </table:table-row>
        <table:table-row table:style-name="ro1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287.101" calcext:value-type="float">
            <text:p>287,101</text:p>
          </table:table-cell>
        </table:table-row>
        <table:table-row table:style-name="ro1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200.582" calcext:value-type="float">
            <text:p>200,582</text:p>
          </table:table-cell>
        </table:table-row>
        <table:table-row table:style-name="ro1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289.926" calcext:value-type="float">
            <text:p>289,926</text:p>
          </table:table-cell>
        </table:table-row>
        <table:table-row table:style-name="ro1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262.328" calcext:value-type="float">
            <text:p>262,328</text:p>
          </table:table-cell>
        </table:table-row>
        <table:table-row table:style-name="ro1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199.725" calcext:value-type="float">
            <text:p>199,725</text:p>
          </table:table-cell>
        </table:table-row>
        <table:table-row table:style-name="ro1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23.077" calcext:value-type="float">
            <text:p>323,077</text:p>
          </table:table-cell>
        </table:table-row>
        <table:table-row table:style-name="ro1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31.454" calcext:value-type="float">
            <text:p>231,454</text:p>
          </table:table-cell>
        </table:table-row>
        <table:table-row table:style-name="ro1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01.674" calcext:value-type="float">
            <text:p>301,674</text:p>
          </table:table-cell>
        </table:table-row>
        <table:table-row table:style-name="ro1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82.507" calcext:value-type="float">
            <text:p>282,507</text:p>
          </table:table-cell>
        </table:table-row>
        <table:table-row table:style-name="ro1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15.057" calcext:value-type="float">
            <text:p>315,057</text:p>
          </table:table-cell>
        </table:table-row>
        <table:table-row table:style-name="ro1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187.79" calcext:value-type="float">
            <text:p>187,79</text:p>
          </table:table-cell>
        </table:table-row>
        <table:table-row table:style-name="ro1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207.817" calcext:value-type="float">
            <text:p>207,817</text:p>
          </table:table-cell>
        </table:table-row>
        <table:table-row table:style-name="ro1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263.92" calcext:value-type="float">
            <text:p>263,92</text:p>
          </table:table-cell>
        </table:table-row>
        <table:table-row table:style-name="ro1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185.822" calcext:value-type="float">
            <text:p>185,822</text:p>
          </table:table-cell>
        </table:table-row>
        <table:table-row table:style-name="ro1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229.915" calcext:value-type="float">
            <text:p>229,915</text:p>
          </table:table-cell>
        </table:table-row>
        <table:table-row table:style-name="ro1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311.247" calcext:value-type="float">
            <text:p>311,247</text:p>
          </table:table-cell>
        </table:table-row>
        <table:table-row table:style-name="ro1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71.547" calcext:value-type="float">
            <text:p>271,547</text:p>
          </table:table-cell>
        </table:table-row>
        <table:table-row table:style-name="ro1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175.974" calcext:value-type="float">
            <text:p>175,974</text:p>
          </table:table-cell>
        </table:table-row>
        <table:table-row table:style-name="ro1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277.555" calcext:value-type="float">
            <text:p>277,555</text:p>
          </table:table-cell>
        </table:table-row>
        <table:table-row table:style-name="ro1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16.947" calcext:value-type="float">
            <text:p>216,947</text:p>
          </table:table-cell>
        </table:table-row>
        <table:table-row table:style-name="ro1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179.613" calcext:value-type="float">
            <text:p>179,613</text:p>
          </table:table-cell>
        </table:table-row>
        <table:table-row table:style-name="ro1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0.067" calcext:value-type="float">
            <text:p>320,067</text:p>
          </table:table-cell>
        </table:table-row>
        <table:table-row table:style-name="ro1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241.458" calcext:value-type="float">
            <text:p>241,458</text:p>
          </table:table-cell>
        </table:table-row>
        <table:table-row table:style-name="ro1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84.582" calcext:value-type="float">
            <text:p>284,582</text:p>
          </table:table-cell>
        </table:table-row>
        <table:table-row table:style-name="ro1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213.736" calcext:value-type="float">
            <text:p>213,736</text:p>
          </table:table-cell>
        </table:table-row>
        <table:table-row table:style-name="ro1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40.178" calcext:value-type="float">
            <text:p>340,178</text:p>
          </table:table-cell>
        </table:table-row>
        <table:table-row table:style-name="ro1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269.487" calcext:value-type="float">
            <text:p>269,487</text:p>
          </table:table-cell>
        </table:table-row>
        <table:table-row table:style-name="ro1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226.894" calcext:value-type="float">
            <text:p>226,894</text:p>
          </table:table-cell>
        </table:table-row>
        <table:table-row table:style-name="ro1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111.7" calcext:value-type="float">
            <text:p>111,7</text:p>
          </table:table-cell>
        </table:table-row>
        <table:table-row table:style-name="ro1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294.674" calcext:value-type="float">
            <text:p>294,674</text:p>
          </table:table-cell>
        </table:table-row>
        <table:table-row table:style-name="ro1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232.663" calcext:value-type="float">
            <text:p>232,663</text:p>
          </table:table-cell>
        </table:table-row>
        <table:table-row table:style-name="ro1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30.495" calcext:value-type="float">
            <text:p>230,495</text:p>
          </table:table-cell>
        </table:table-row>
        <table:table-row table:style-name="ro1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291.65" calcext:value-type="float">
            <text:p>291,65</text:p>
          </table:table-cell>
        </table:table-row>
        <table:table-row table:style-name="ro1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259.963" calcext:value-type="float">
            <text:p>259,963</text:p>
          </table:table-cell>
        </table:table-row>
        <table:table-row table:style-name="ro1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211.915" calcext:value-type="float">
            <text:p>211,915</text:p>
          </table:table-cell>
        </table:table-row>
        <table:table-row table:style-name="ro1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57.072" calcext:value-type="float">
            <text:p>257,072</text:p>
          </table:table-cell>
        </table:table-row>
        <table:table-row table:style-name="ro1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154.509" calcext:value-type="float">
            <text:p>154,509</text:p>
          </table:table-cell>
        </table:table-row>
        <table:table-row table:style-name="ro1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225.136" calcext:value-type="float">
            <text:p>225,136</text:p>
          </table:table-cell>
        </table:table-row>
        <table:table-row table:style-name="ro1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229.591" calcext:value-type="float">
            <text:p>229,591</text:p>
          </table:table-cell>
        </table:table-row>
      </table:table>
      <table:table table:name="Bit difference fitness" table:style-name="ta1">
        <table:table-column table:style-name="co1" table:number-columns-repeated="2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label</text:p>
          </table:table-cell>
          <table:table-cell office:value-type="string" calcext:value-type="string">
            <text:p>x</text:p>
          </table:table-cell>
          <table:table-cell table:style-name="Default" office:value-type="string" calcext:value-type="string">
            <text:p>y</text:p>
          </table:table-cell>
        </table:table-row>
        <table:table-row table:style-name="ro2">
          <table:table-cell office:value-type="string" calcext:value-type="string">
            <text:p>0 </text:p>
          </table:table-cell>
          <table:table-cell office:value-type="float" office:value="1" calcext:value-type="float">
            <text:p>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 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2 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 </text:p>
          </table:table-cell>
          <table:table-cell office:value-type="float" office:value="4" calcext:value-type="float">
            <text:p>4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 </text:p>
          </table:table-cell>
          <table:table-cell office:value-type="float" office:value="5" calcext:value-type="float">
            <text:p>5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 </text:p>
          </table:table-cell>
          <table:table-cell office:value-type="float" office:value="6" calcext:value-type="float">
            <text:p>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6 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 </text:p>
          </table:table-cell>
          <table:table-cell office:value-type="float" office:value="8" calcext:value-type="float">
            <text:p>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 </text:p>
          </table:table-cell>
          <table:table-cell office:value-type="float" office:value="9" calcext:value-type="float">
            <text:p>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9 </text:p>
          </table:table-cell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a </text:p>
          </table:table-cell>
          <table:table-cell office:value-type="float" office:value="11" calcext:value-type="float">
            <text:p>1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 </text:p>
          </table:table-cell>
          <table:table-cell office:value-type="float" office:value="12" calcext:value-type="float">
            <text:p>1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c </text:p>
          </table:table-cell>
          <table:table-cell office:value-type="float" office:value="13" calcext:value-type="float">
            <text:p>13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 </text:p>
          </table:table-cell>
          <table:table-cell office:value-type="float" office:value="14" calcext:value-type="float">
            <text:p>14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 </text:p>
          </table:table-cell>
          <table:table-cell office:value-type="float" office:value="15" calcext:value-type="float">
            <text:p>15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 </text:p>
          </table:table-cell>
          <table:table-cell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0 </text:p>
          </table:table-cell>
          <table:table-cell office:value-type="float" office:value="17" calcext:value-type="float">
            <text:p>1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1 </text:p>
          </table:table-cell>
          <table:table-cell office:value-type="float" office:value="18" calcext:value-type="float">
            <text:p>1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2 </text:p>
          </table:table-cell>
          <table:table-cell office:value-type="float" office:value="19" calcext:value-type="float">
            <text:p>19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13 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4 </text:p>
          </table:table-cell>
          <table:table-cell office:value-type="float" office:value="21" calcext:value-type="float">
            <text:p>2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5 </text:p>
          </table:table-cell>
          <table:table-cell office:value-type="float" office:value="22" calcext:value-type="float">
            <text:p>2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16 </text:p>
          </table:table-cell>
          <table:table-cell office:value-type="float" office:value="23" calcext:value-type="float">
            <text:p>2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7 </text:p>
          </table:table-cell>
          <table:table-cell office:value-type="float" office:value="24" calcext:value-type="float">
            <text:p>2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18 </text:p>
          </table:table-cell>
          <table:table-cell office:value-type="float" office:value="25" calcext:value-type="float">
            <text:p>2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9 </text:p>
          </table:table-cell>
          <table:table-cell office:value-type="float" office:value="26" calcext:value-type="float">
            <text:p>2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1a </text:p>
          </table:table-cell>
          <table:table-cell office:value-type="float" office:value="27" calcext:value-type="float">
            <text:p>2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1b </text:p>
          </table:table-cell>
          <table:table-cell office:value-type="float" office:value="28" calcext:value-type="float">
            <text:p>2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1c </text:p>
          </table:table-cell>
          <table:table-cell office:value-type="float" office:value="29" calcext:value-type="float">
            <text:p>2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1d </text:p>
          </table:table-cell>
          <table:table-cell office:value-type="float" office:value="30" calcext:value-type="float">
            <text:p>30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1e </text:p>
          </table:table-cell>
          <table:table-cell office:value-type="float" office:value="31" calcext:value-type="float">
            <text:p>31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1f </text:p>
          </table:table-cell>
          <table:table-cell office:value-type="float" office:value="32" calcext:value-type="float">
            <text:p>3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20 </text:p>
          </table:table-cell>
          <table:table-cell office:value-type="float" office:value="33" calcext:value-type="float">
            <text:p>33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1 </text:p>
          </table:table-cell>
          <table:table-cell office:value-type="float" office:value="34" calcext:value-type="float">
            <text:p>3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2 </text:p>
          </table:table-cell>
          <table:table-cell office:value-type="float" office:value="35" calcext:value-type="float">
            <text:p>3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23 </text:p>
          </table:table-cell>
          <table:table-cell office:value-type="float" office:value="36" calcext:value-type="float">
            <text:p>3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24 </text:p>
          </table:table-cell>
          <table:table-cell table:number-columns-repeated="2"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25 </text:p>
          </table:table-cell>
          <table:table-cell office:value-type="float" office:value="38" calcext:value-type="float">
            <text:p>3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6 </text:p>
          </table:table-cell>
          <table:table-cell office:value-type="float" office:value="39" calcext:value-type="float">
            <text:p>3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27 </text:p>
          </table:table-cell>
          <table:table-cell office:value-type="float" office:value="40" calcext:value-type="float">
            <text:p>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28 </text:p>
          </table:table-cell>
          <table:table-cell office:value-type="float" office:value="41" calcext:value-type="float">
            <text:p>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9 </text:p>
          </table:table-cell>
          <table:table-cell office:value-type="float" office:value="42" calcext:value-type="float">
            <text:p>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2a </text:p>
          </table:table-cell>
          <table:table-cell office:value-type="float" office:value="43" calcext:value-type="float">
            <text:p>4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2b </text:p>
          </table:table-cell>
          <table:table-cell office:value-type="float" office:value="44" calcext:value-type="float">
            <text:p>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c </text:p>
          </table:table-cell>
          <table:table-cell office:value-type="float" office:value="45" calcext:value-type="float">
            <text:p>4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2d </text:p>
          </table:table-cell>
          <table:table-cell office:value-type="float" office:value="46" calcext:value-type="float">
            <text:p>4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2e </text:p>
          </table:table-cell>
          <table:table-cell office:value-type="float" office:value="47" calcext:value-type="float">
            <text:p>47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2f </text:p>
          </table:table-cell>
          <table:table-cell office:value-type="float" office:value="48" calcext:value-type="float">
            <text:p>4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30 </text:p>
          </table:table-cell>
          <table:table-cell office:value-type="float" office:value="49" calcext:value-type="float">
            <text:p>49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1 </text:p>
          </table:table-cell>
          <table:table-cell office:value-type="float" office:value="50" calcext:value-type="float">
            <text:p>50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32 </text:p>
          </table:table-cell>
          <table:table-cell office:value-type="float" office:value="51" calcext:value-type="float">
            <text:p>5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3 </text:p>
          </table:table-cell>
          <table:table-cell office:value-type="float" office:value="52" calcext:value-type="float">
            <text:p>5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34 </text:p>
          </table:table-cell>
          <table:table-cell office:value-type="float" office:value="53" calcext:value-type="float">
            <text:p>5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35 </text:p>
          </table:table-cell>
          <table:table-cell office:value-type="float" office:value="54" calcext:value-type="float">
            <text:p>5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36 </text:p>
          </table:table-cell>
          <table:table-cell office:value-type="float" office:value="55" calcext:value-type="float">
            <text:p>5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7 </text:p>
          </table:table-cell>
          <table:table-cell office:value-type="float" office:value="56" calcext:value-type="float">
            <text:p>5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38 </text:p>
          </table:table-cell>
          <table:table-cell office:value-type="float" office:value="57" calcext:value-type="float">
            <text:p>5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9 </text:p>
          </table:table-cell>
          <table:table-cell office:value-type="float" office:value="58" calcext:value-type="float">
            <text:p>5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3a </text:p>
          </table:table-cell>
          <table:table-cell office:value-type="float" office:value="59" calcext:value-type="float">
            <text:p>5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3b </text:p>
          </table:table-cell>
          <table:table-cell office:value-type="float" office:value="60" calcext:value-type="float">
            <text:p>6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3c </text:p>
          </table:table-cell>
          <table:table-cell office:value-type="float" office:value="61" calcext:value-type="float">
            <text:p>6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d </text:p>
          </table:table-cell>
          <table:table-cell office:value-type="float" office:value="62" calcext:value-type="float">
            <text:p>6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e </text:p>
          </table:table-cell>
          <table:table-cell office:value-type="float" office:value="63" calcext:value-type="float">
            <text:p>6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3f </text:p>
          </table:table-cell>
          <table:table-cell office:value-type="float" office:value="64" calcext:value-type="float">
            <text:p>6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40 </text:p>
          </table:table-cell>
          <table:table-cell office:value-type="float" office:value="65" calcext:value-type="float">
            <text:p>65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41 </text:p>
          </table:table-cell>
          <table:table-cell office:value-type="float" office:value="66" calcext:value-type="float">
            <text:p>6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2 </text:p>
          </table:table-cell>
          <table:table-cell office:value-type="float" office:value="67" calcext:value-type="float">
            <text:p>6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43 </text:p>
          </table:table-cell>
          <table:table-cell office:value-type="float" office:value="68" calcext:value-type="float">
            <text:p>6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4 </text:p>
          </table:table-cell>
          <table:table-cell office:value-type="float" office:value="69" calcext:value-type="float">
            <text:p>6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45 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6 </text:p>
          </table:table-cell>
          <table:table-cell office:value-type="float" office:value="71" calcext:value-type="float">
            <text:p>7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47 </text:p>
          </table:table-cell>
          <table:table-cell office:value-type="float" office:value="72" calcext:value-type="float">
            <text:p>7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8 </text:p>
          </table:table-cell>
          <table:table-cell office:value-type="float" office:value="73" calcext:value-type="float">
            <text:p>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49 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4a </text:p>
          </table:table-cell>
          <table:table-cell office:value-type="float" office:value="75" calcext:value-type="float">
            <text:p>7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4b </text:p>
          </table:table-cell>
          <table:table-cell office:value-type="float" office:value="76" calcext:value-type="float">
            <text:p>7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4c </text:p>
          </table:table-cell>
          <table:table-cell office:value-type="float" office:value="77" calcext:value-type="float">
            <text:p>77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d </text:p>
          </table:table-cell>
          <table:table-cell office:value-type="float" office:value="78" calcext:value-type="float">
            <text:p>78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4e </text:p>
          </table:table-cell>
          <table:table-cell office:value-type="float" office:value="79" calcext:value-type="float">
            <text:p>7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4f </text:p>
          </table:table-cell>
          <table:table-cell office:value-type="float" office:value="80" calcext:value-type="float">
            <text:p>8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50 </text:p>
          </table:table-cell>
          <table:table-cell office:value-type="float" office:value="81" calcext:value-type="float">
            <text:p>81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office:value-type="string" calcext:value-type="string">
            <text:p>0x51 </text:p>
          </table:table-cell>
          <table:table-cell office:value-type="float" office:value="82" calcext:value-type="float">
            <text:p>8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2 </text:p>
          </table:table-cell>
          <table:table-cell office:value-type="float" office:value="83" calcext:value-type="float">
            <text:p>8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3 </text:p>
          </table:table-cell>
          <table:table-cell office:value-type="float" office:value="84" calcext:value-type="float">
            <text:p>8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4 </text:p>
          </table:table-cell>
          <table:table-cell office:value-type="float" office:value="85" calcext:value-type="float">
            <text:p>8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5 </text:p>
          </table:table-cell>
          <table:table-cell office:value-type="float" office:value="86" calcext:value-type="float">
            <text:p>8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6 </text:p>
          </table:table-cell>
          <table:table-cell office:value-type="float" office:value="87" calcext:value-type="float">
            <text:p>8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7 </text:p>
          </table:table-cell>
          <table:table-cell office:value-type="float" office:value="88" calcext:value-type="float">
            <text:p>88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58 </text:p>
          </table:table-cell>
          <table:table-cell office:value-type="float" office:value="89" calcext:value-type="float">
            <text:p>89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59 </text:p>
          </table:table-cell>
          <table:table-cell office:value-type="float" office:value="90" calcext:value-type="float">
            <text:p>90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5a </text:p>
          </table:table-cell>
          <table:table-cell office:value-type="float" office:value="91" calcext:value-type="float">
            <text:p>91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5b </text:p>
          </table:table-cell>
          <table:table-cell office:value-type="float" office:value="92" calcext:value-type="float">
            <text:p>92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5c </text:p>
          </table:table-cell>
          <table:table-cell office:value-type="float" office:value="93" calcext:value-type="float">
            <text:p>9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5d </text:p>
          </table:table-cell>
          <table:table-cell office:value-type="float" office:value="94" calcext:value-type="float">
            <text:p>9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5e </text:p>
          </table:table-cell>
          <table:table-cell office:value-type="float" office:value="95" calcext:value-type="float">
            <text:p>9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5f </text:p>
          </table:table-cell>
          <table:table-cell office:value-type="float" office:value="96" calcext:value-type="float">
            <text:p>96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0 </text:p>
          </table:table-cell>
          <table:table-cell office:value-type="float" office:value="97" calcext:value-type="float">
            <text:p>97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1 </text:p>
          </table:table-cell>
          <table:table-cell office:value-type="float" office:value="98" calcext:value-type="float">
            <text:p>98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62 </text:p>
          </table:table-cell>
          <table:table-cell office:value-type="float" office:value="99" calcext:value-type="float">
            <text:p>9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63 </text:p>
          </table:table-cell>
          <table:table-cell office:value-type="float" office:value="100" calcext:value-type="float">
            <text:p>10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4 </text:p>
          </table:table-cell>
          <table:table-cell office:value-type="float" office:value="101" calcext:value-type="float">
            <text:p>101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65 </text:p>
          </table:table-cell>
          <table:table-cell office:value-type="float" office:value="102" calcext:value-type="float">
            <text:p>10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6 </text:p>
          </table:table-cell>
          <table:table-cell office:value-type="float" office:value="103" calcext:value-type="float">
            <text:p>1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67 </text:p>
          </table:table-cell>
          <table:table-cell office:value-type="float" office:value="104" calcext:value-type="float">
            <text:p>104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68 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office:value-type="string" calcext:value-type="string">
            <text:p>0x69 </text:p>
          </table:table-cell>
          <table:table-cell office:value-type="float" office:value="106" calcext:value-type="float">
            <text:p>10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6a </text:p>
          </table:table-cell>
          <table:table-cell office:value-type="float" office:value="107" calcext:value-type="float">
            <text:p>10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6b </text:p>
          </table:table-cell>
          <table:table-cell office:value-type="float" office:value="108" calcext:value-type="float">
            <text:p>10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6c </text:p>
          </table:table-cell>
          <table:table-cell office:value-type="float" office:value="109" calcext:value-type="float">
            <text:p>109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6d </text:p>
          </table:table-cell>
          <table:table-cell office:value-type="float" office:value="110" calcext:value-type="float">
            <text:p>110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6e </text:p>
          </table:table-cell>
          <table:table-cell office:value-type="float" office:value="111" calcext:value-type="float">
            <text:p>1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6f </text:p>
          </table:table-cell>
          <table:table-cell office:value-type="float" office:value="112" calcext:value-type="float">
            <text:p>112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70 </text:p>
          </table:table-cell>
          <table:table-cell office:value-type="float" office:value="113" calcext:value-type="float">
            <text:p>11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71 </text:p>
          </table:table-cell>
          <table:table-cell office:value-type="float" office:value="114" calcext:value-type="float">
            <text:p>11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2 </text:p>
          </table:table-cell>
          <table:table-cell office:value-type="float" office:value="115" calcext:value-type="float">
            <text:p>11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3 </text:p>
          </table:table-cell>
          <table:table-cell office:value-type="float" office:value="116" calcext:value-type="float">
            <text:p>116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4 </text:p>
          </table:table-cell>
          <table:table-cell office:value-type="float" office:value="117" calcext:value-type="float">
            <text:p>117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5 </text:p>
          </table:table-cell>
          <table:table-cell office:value-type="float" office:value="118" calcext:value-type="float">
            <text:p>1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76 </text:p>
          </table:table-cell>
          <table:table-cell office:value-type="float" office:value="119" calcext:value-type="float">
            <text:p>11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77 </text:p>
          </table:table-cell>
          <table:table-cell office:value-type="float" office:value="120" calcext:value-type="float">
            <text:p>12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8 </text:p>
          </table:table-cell>
          <table:table-cell office:value-type="float" office:value="121" calcext:value-type="float">
            <text:p>12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79 </text:p>
          </table:table-cell>
          <table:table-cell office:value-type="float" office:value="122" calcext:value-type="float">
            <text:p>1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7a </text:p>
          </table:table-cell>
          <table:table-cell office:value-type="float" office:value="123" calcext:value-type="float">
            <text:p>12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7b </text:p>
          </table:table-cell>
          <table:table-cell office:value-type="float" office:value="124" calcext:value-type="float">
            <text:p>124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c </text:p>
          </table:table-cell>
          <table:table-cell office:value-type="float" office:value="125" calcext:value-type="float">
            <text:p>125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7d </text:p>
          </table:table-cell>
          <table:table-cell office:value-type="float" office:value="126" calcext:value-type="float">
            <text:p>126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7e </text:p>
          </table:table-cell>
          <table:table-cell office:value-type="float" office:value="127" calcext:value-type="float">
            <text:p>1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7f </text:p>
          </table:table-cell>
          <table:table-cell office:value-type="float" office:value="128" calcext:value-type="float">
            <text:p>128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80 </text:p>
          </table:table-cell>
          <table:table-cell office:value-type="float" office:value="129" calcext:value-type="float">
            <text:p>12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81 </text:p>
          </table:table-cell>
          <table:table-cell office:value-type="float" office:value="130" calcext:value-type="float">
            <text:p>13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82 </text:p>
          </table:table-cell>
          <table:table-cell office:value-type="float" office:value="131" calcext:value-type="float">
            <text:p>131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3 </text:p>
          </table:table-cell>
          <table:table-cell office:value-type="float" office:value="132" calcext:value-type="float">
            <text:p>132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84 </text:p>
          </table:table-cell>
          <table:table-cell office:value-type="float" office:value="133" calcext:value-type="float">
            <text:p>13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5 </text:p>
          </table:table-cell>
          <table:table-cell office:value-type="float" office:value="134" calcext:value-type="float">
            <text:p>134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86 </text:p>
          </table:table-cell>
          <table:table-cell office:value-type="float" office:value="135" calcext:value-type="float">
            <text:p>1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7 </text:p>
          </table:table-cell>
          <table:table-cell office:value-type="float" office:value="136" calcext:value-type="float">
            <text:p>136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88 </text:p>
          </table:table-cell>
          <table:table-cell office:value-type="float" office:value="137" calcext:value-type="float">
            <text:p>13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9 </text:p>
          </table:table-cell>
          <table:table-cell office:value-type="float" office:value="138" calcext:value-type="float">
            <text:p>138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8a </text:p>
          </table:table-cell>
          <table:table-cell office:value-type="float" office:value="139" calcext:value-type="float">
            <text:p>13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8b </text:p>
          </table:table-cell>
          <table:table-cell office:value-type="float" office:value="140" calcext:value-type="float">
            <text:p>14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c </text:p>
          </table:table-cell>
          <table:table-cell office:value-type="float" office:value="141" calcext:value-type="float">
            <text:p>14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8d </text:p>
          </table:table-cell>
          <table:table-cell office:value-type="float" office:value="142" calcext:value-type="float">
            <text:p>142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8e </text:p>
          </table:table-cell>
          <table:table-cell office:value-type="float" office:value="143" calcext:value-type="float">
            <text:p>143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8f </text:p>
          </table:table-cell>
          <table:table-cell office:value-type="float" office:value="144" calcext:value-type="float">
            <text:p>14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0 </text:p>
          </table:table-cell>
          <table:table-cell office:value-type="float" office:value="145" calcext:value-type="float">
            <text:p>145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1 </text:p>
          </table:table-cell>
          <table:table-cell office:value-type="float" office:value="146" calcext:value-type="float">
            <text:p>146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92 </text:p>
          </table:table-cell>
          <table:table-cell office:value-type="float" office:value="147" calcext:value-type="float">
            <text:p>147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93 </text:p>
          </table:table-cell>
          <table:table-cell office:value-type="float" office:value="148" calcext:value-type="float">
            <text:p>148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4 </text:p>
          </table:table-cell>
          <table:table-cell office:value-type="float" office:value="149" calcext:value-type="float">
            <text:p>149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95 </text:p>
          </table:table-cell>
          <table:table-cell office:value-type="float" office:value="150" calcext:value-type="float">
            <text:p>150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6 </text:p>
          </table:table-cell>
          <table:table-cell office:value-type="float" office:value="151" calcext:value-type="float">
            <text:p>15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7 </text:p>
          </table:table-cell>
          <table:table-cell office:value-type="float" office:value="152" calcext:value-type="float">
            <text:p>15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98 </text:p>
          </table:table-cell>
          <table:table-cell office:value-type="float" office:value="153" calcext:value-type="float">
            <text:p>153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99 </text:p>
          </table:table-cell>
          <table:table-cell office:value-type="float" office:value="154" calcext:value-type="float">
            <text:p>154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9a </text:p>
          </table:table-cell>
          <table:table-cell office:value-type="float" office:value="155" calcext:value-type="float">
            <text:p>15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9b </text:p>
          </table:table-cell>
          <table:table-cell office:value-type="float" office:value="156" calcext:value-type="float">
            <text:p>156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9c </text:p>
          </table:table-cell>
          <table:table-cell office:value-type="float" office:value="157" calcext:value-type="float">
            <text:p>15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9d </text:p>
          </table:table-cell>
          <table:table-cell office:value-type="float" office:value="158" calcext:value-type="float">
            <text:p>15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9e </text:p>
          </table:table-cell>
          <table:table-cell office:value-type="float" office:value="159" calcext:value-type="float">
            <text:p>159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9f </text:p>
          </table:table-cell>
          <table:table-cell office:value-type="float" office:value="160" calcext:value-type="float">
            <text:p>16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0 </text:p>
          </table:table-cell>
          <table:table-cell office:value-type="float" office:value="161" calcext:value-type="float">
            <text:p>16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1 </text:p>
          </table:table-cell>
          <table:table-cell office:value-type="float" office:value="162" calcext:value-type="float">
            <text:p>16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2 </text:p>
          </table:table-cell>
          <table:table-cell office:value-type="float" office:value="163" calcext:value-type="float">
            <text:p>163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3 </text:p>
          </table:table-cell>
          <table:table-cell office:value-type="float" office:value="164" calcext:value-type="float">
            <text:p>164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a4 </text:p>
          </table:table-cell>
          <table:table-cell office:value-type="float" office:value="165" calcext:value-type="float">
            <text:p>16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5 </text:p>
          </table:table-cell>
          <table:table-cell office:value-type="float" office:value="166" calcext:value-type="float">
            <text:p>16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a6 </text:p>
          </table:table-cell>
          <table:table-cell office:value-type="float" office:value="167" calcext:value-type="float">
            <text:p>167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7 </text:p>
          </table:table-cell>
          <table:table-cell office:value-type="float" office:value="168" calcext:value-type="float">
            <text:p>16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8 </text:p>
          </table:table-cell>
          <table:table-cell office:value-type="float" office:value="169" calcext:value-type="float">
            <text:p>16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a9 </text:p>
          </table:table-cell>
          <table:table-cell office:value-type="float" office:value="170" calcext:value-type="float">
            <text:p>17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aa </text:p>
          </table:table-cell>
          <table:table-cell office:value-type="float" office:value="171" calcext:value-type="float">
            <text:p>17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ab </text:p>
          </table:table-cell>
          <table:table-cell office:value-type="float" office:value="172" calcext:value-type="float">
            <text:p>17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ac </text:p>
          </table:table-cell>
          <table:table-cell office:value-type="float" office:value="173" calcext:value-type="float">
            <text:p>173</text:p>
          </table:table-cell>
          <table:table-cell office:value-type="float" office:value="40" calcext:value-type="float">
            <text:p>40</text:p>
          </table:table-cell>
        </table:table-row>
        <table:table-row table:style-name="ro2">
          <table:table-cell office:value-type="string" calcext:value-type="string">
            <text:p>0xad </text:p>
          </table:table-cell>
          <table:table-cell office:value-type="float" office:value="174" calcext:value-type="float">
            <text:p>174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ae </text:p>
          </table:table-cell>
          <table:table-cell office:value-type="float" office:value="175" calcext:value-type="float">
            <text:p>175</text:p>
          </table:table-cell>
          <table:table-cell office:value-type="float" office:value="23" calcext:value-type="float">
            <text:p>23</text:p>
          </table:table-cell>
        </table:table-row>
        <table:table-row table:style-name="ro2">
          <table:table-cell office:value-type="string" calcext:value-type="string">
            <text:p>0xaf </text:p>
          </table:table-cell>
          <table:table-cell office:value-type="float" office:value="176" calcext:value-type="float">
            <text:p>17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0 </text:p>
          </table:table-cell>
          <table:table-cell office:value-type="float" office:value="177" calcext:value-type="float">
            <text:p>177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b1 </text:p>
          </table:table-cell>
          <table:table-cell office:value-type="float" office:value="178" calcext:value-type="float">
            <text:p>178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b2 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3 </text:p>
          </table:table-cell>
          <table:table-cell office:value-type="float" office:value="180" calcext:value-type="float">
            <text:p>180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b4 </text:p>
          </table:table-cell>
          <table:table-cell office:value-type="float" office:value="181" calcext:value-type="float">
            <text:p>18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5 </text:p>
          </table:table-cell>
          <table:table-cell office:value-type="float" office:value="182" calcext:value-type="float">
            <text:p>182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b6 </text:p>
          </table:table-cell>
          <table:table-cell office:value-type="float" office:value="183" calcext:value-type="float">
            <text:p>183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b7 </text:p>
          </table:table-cell>
          <table:table-cell office:value-type="float" office:value="184" calcext:value-type="float">
            <text:p>184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b8 </text:p>
          </table:table-cell>
          <table:table-cell office:value-type="float" office:value="185" calcext:value-type="float">
            <text:p>18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9 </text:p>
          </table:table-cell>
          <table:table-cell office:value-type="float" office:value="186" calcext:value-type="float">
            <text:p>186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a </text:p>
          </table:table-cell>
          <table:table-cell office:value-type="float" office:value="187" calcext:value-type="float">
            <text:p>187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bb 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bc </text:p>
          </table:table-cell>
          <table:table-cell office:value-type="float" office:value="189" calcext:value-type="float">
            <text:p>189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d </text:p>
          </table:table-cell>
          <table:table-cell office:value-type="float" office:value="190" calcext:value-type="float">
            <text:p>190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be </text:p>
          </table:table-cell>
          <table:table-cell office:value-type="float" office:value="191" calcext:value-type="float">
            <text:p>19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bf </text:p>
          </table:table-cell>
          <table:table-cell office:value-type="float" office:value="192" calcext:value-type="float">
            <text:p>19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c0 </text:p>
          </table:table-cell>
          <table:table-cell office:value-type="float" office:value="193" calcext:value-type="float">
            <text:p>193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1 </text:p>
          </table:table-cell>
          <table:table-cell office:value-type="float" office:value="194" calcext:value-type="float">
            <text:p>194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2 </text:p>
          </table:table-cell>
          <table:table-cell office:value-type="float" office:value="195" calcext:value-type="float">
            <text:p>195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c3 </text:p>
          </table:table-cell>
          <table:table-cell office:value-type="float" office:value="196" calcext:value-type="float">
            <text:p>19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4 </text:p>
          </table:table-cell>
          <table:table-cell office:value-type="float" office:value="197" calcext:value-type="float">
            <text:p>19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5 </text:p>
          </table:table-cell>
          <table:table-cell office:value-type="float" office:value="198" calcext:value-type="float">
            <text:p>19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c6 </text:p>
          </table:table-cell>
          <table:table-cell office:value-type="float" office:value="199" calcext:value-type="float">
            <text:p>199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7 </text:p>
          </table:table-cell>
          <table:table-cell office:value-type="float" office:value="200" calcext:value-type="float">
            <text:p>20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8 </text:p>
          </table:table-cell>
          <table:table-cell office:value-type="float" office:value="201" calcext:value-type="float">
            <text:p>201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9 </text:p>
          </table:table-cell>
          <table:table-cell office:value-type="float" office:value="202" calcext:value-type="float">
            <text:p>202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ca </text:p>
          </table:table-cell>
          <table:table-cell office:value-type="float" office:value="203" calcext:value-type="float">
            <text:p>203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cb </text:p>
          </table:table-cell>
          <table:table-cell office:value-type="float" office:value="204" calcext:value-type="float">
            <text:p>20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cc </text:p>
          </table:table-cell>
          <table:table-cell office:value-type="float" office:value="205" calcext:value-type="float">
            <text:p>205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d </text:p>
          </table:table-cell>
          <table:table-cell office:value-type="float" office:value="206" calcext:value-type="float">
            <text:p>206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ce </text:p>
          </table:table-cell>
          <table:table-cell office:value-type="float" office:value="207" calcext:value-type="float">
            <text:p>20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cf </text:p>
          </table:table-cell>
          <table:table-cell office:value-type="float" office:value="208" calcext:value-type="float">
            <text:p>20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0 </text:p>
          </table:table-cell>
          <table:table-cell office:value-type="float" office:value="209" calcext:value-type="float">
            <text:p>209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d1 </text:p>
          </table:table-cell>
          <table:table-cell office:value-type="float" office:value="210" calcext:value-type="float">
            <text:p>210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2 </text:p>
          </table:table-cell>
          <table:table-cell office:value-type="float" office:value="211" calcext:value-type="float">
            <text:p>211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3 </text:p>
          </table:table-cell>
          <table:table-cell office:value-type="float" office:value="212" calcext:value-type="float">
            <text:p>21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d4 </text:p>
          </table:table-cell>
          <table:table-cell office:value-type="float" office:value="213" calcext:value-type="float">
            <text:p>213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d5 </text:p>
          </table:table-cell>
          <table:table-cell office:value-type="float" office:value="214" calcext:value-type="float">
            <text:p>214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d6 </text:p>
          </table:table-cell>
          <table:table-cell office:value-type="float" office:value="215" calcext:value-type="float">
            <text:p>215</text:p>
          </table:table-cell>
          <table:table-cell office:value-type="float" office:value="25" calcext:value-type="float">
            <text:p>25</text:p>
          </table:table-cell>
        </table:table-row>
        <table:table-row table:style-name="ro2">
          <table:table-cell office:value-type="string" calcext:value-type="string">
            <text:p>0xd7 </text:p>
          </table:table-cell>
          <table:table-cell office:value-type="float" office:value="216" calcext:value-type="float">
            <text:p>216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d8 </text:p>
          </table:table-cell>
          <table:table-cell office:value-type="float" office:value="217" calcext:value-type="float">
            <text:p>217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d9 </text:p>
          </table:table-cell>
          <table:table-cell office:value-type="float" office:value="218" calcext:value-type="float">
            <text:p>218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a </text:p>
          </table:table-cell>
          <table:table-cell office:value-type="float" office:value="219" calcext:value-type="float">
            <text:p>21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db </text:p>
          </table:table-cell>
          <table:table-cell office:value-type="float" office:value="220" calcext:value-type="float">
            <text:p>220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office:value-type="string" calcext:value-type="string">
            <text:p>0xdc </text:p>
          </table:table-cell>
          <table:table-cell office:value-type="float" office:value="221" calcext:value-type="float">
            <text:p>221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dd </text:p>
          </table:table-cell>
          <table:table-cell office:value-type="float" office:value="222" calcext:value-type="float">
            <text:p>222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de </text:p>
          </table:table-cell>
          <table:table-cell office:value-type="float" office:value="223" calcext:value-type="float">
            <text:p>223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df </text:p>
          </table:table-cell>
          <table:table-cell office:value-type="float" office:value="224" calcext:value-type="float">
            <text:p>22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0 </text:p>
          </table:table-cell>
          <table:table-cell office:value-type="float" office:value="225" calcext:value-type="float">
            <text:p>225</text:p>
          </table:table-cell>
          <table:table-cell office:value-type="float" office:value="29" calcext:value-type="float">
            <text:p>29</text:p>
          </table:table-cell>
        </table:table-row>
        <table:table-row table:style-name="ro2">
          <table:table-cell office:value-type="string" calcext:value-type="string">
            <text:p>0xe1 </text:p>
          </table:table-cell>
          <table:table-cell office:value-type="float" office:value="226" calcext:value-type="float">
            <text:p>226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e2 </text:p>
          </table:table-cell>
          <table:table-cell office:value-type="float" office:value="227" calcext:value-type="float">
            <text:p>22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3 </text:p>
          </table:table-cell>
          <table:table-cell office:value-type="float" office:value="228" calcext:value-type="float">
            <text:p>228</text:p>
          </table:table-cell>
          <table:table-cell office:value-type="float" office:value="31" calcext:value-type="float">
            <text:p>31</text:p>
          </table:table-cell>
        </table:table-row>
        <table:table-row table:style-name="ro2">
          <table:table-cell office:value-type="string" calcext:value-type="string">
            <text:p>0xe4 </text:p>
          </table:table-cell>
          <table:table-cell office:value-type="float" office:value="229" calcext:value-type="float">
            <text:p>22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5 </text:p>
          </table:table-cell>
          <table:table-cell office:value-type="float" office:value="230" calcext:value-type="float">
            <text:p>230</text:p>
          </table:table-cell>
          <table:table-cell office:value-type="float" office:value="35" calcext:value-type="float">
            <text:p>35</text:p>
          </table:table-cell>
        </table:table-row>
        <table:table-row table:style-name="ro2">
          <table:table-cell office:value-type="string" calcext:value-type="string">
            <text:p>0xe6 </text:p>
          </table:table-cell>
          <table:table-cell office:value-type="float" office:value="231" calcext:value-type="float">
            <text:p>231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7 </text:p>
          </table:table-cell>
          <table:table-cell office:value-type="float" office:value="232" calcext:value-type="float">
            <text:p>232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e8 </text:p>
          </table:table-cell>
          <table:table-cell office:value-type="float" office:value="233" calcext:value-type="float">
            <text:p>233</text:p>
          </table:table-cell>
          <table:table-cell office:value-type="float" office:value="26" calcext:value-type="float">
            <text:p>26</text:p>
          </table:table-cell>
        </table:table-row>
        <table:table-row table:style-name="ro2">
          <table:table-cell office:value-type="string" calcext:value-type="string">
            <text:p>0xe9 </text:p>
          </table:table-cell>
          <table:table-cell office:value-type="float" office:value="234" calcext:value-type="float">
            <text:p>234</text:p>
          </table:table-cell>
          <table:table-cell office:value-type="float" office:value="21" calcext:value-type="float">
            <text:p>21</text:p>
          </table:table-cell>
        </table:table-row>
        <table:table-row table:style-name="ro2">
          <table:table-cell office:value-type="string" calcext:value-type="string">
            <text:p>0xea </text:p>
          </table:table-cell>
          <table:table-cell office:value-type="float" office:value="235" calcext:value-type="float">
            <text:p>235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eb </text:p>
          </table:table-cell>
          <table:table-cell office:value-type="float" office:value="236" calcext:value-type="float">
            <text:p>236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ec </text:p>
          </table:table-cell>
          <table:table-cell office:value-type="float" office:value="237" calcext:value-type="float">
            <text:p>237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ed </text:p>
          </table:table-cell>
          <table:table-cell office:value-type="float" office:value="238" calcext:value-type="float">
            <text:p>238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ee </text:p>
          </table:table-cell>
          <table:table-cell office:value-type="float" office:value="239" calcext:value-type="float">
            <text:p>239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ef </text:p>
          </table:table-cell>
          <table:table-cell office:value-type="float" office:value="240" calcext:value-type="float">
            <text:p>240</text:p>
          </table:table-cell>
          <table:table-cell office:value-type="float" office:value="27" calcext:value-type="float">
            <text:p>27</text:p>
          </table:table-cell>
        </table:table-row>
        <table:table-row table:style-name="ro2">
          <table:table-cell office:value-type="string" calcext:value-type="string">
            <text:p>0xf0 </text:p>
          </table:table-cell>
          <table:table-cell office:value-type="float" office:value="241" calcext:value-type="float">
            <text:p>241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1 </text:p>
          </table:table-cell>
          <table:table-cell office:value-type="float" office:value="242" calcext:value-type="float">
            <text:p>242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2 </text:p>
          </table:table-cell>
          <table:table-cell office:value-type="float" office:value="243" calcext:value-type="float">
            <text:p>243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office:value-type="string" calcext:value-type="string">
            <text:p>0xf3 </text:p>
          </table:table-cell>
          <table:table-cell office:value-type="float" office:value="244" calcext:value-type="float">
            <text:p>244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4 </text:p>
          </table:table-cell>
          <table:table-cell office:value-type="float" office:value="245" calcext:value-type="float">
            <text:p>245</text:p>
          </table:table-cell>
          <table:table-cell office:value-type="float" office:value="32" calcext:value-type="float">
            <text:p>32</text:p>
          </table:table-cell>
        </table:table-row>
        <table:table-row table:style-name="ro2">
          <table:table-cell office:value-type="string" calcext:value-type="string">
            <text:p>0xf5 </text:p>
          </table:table-cell>
          <table:table-cell office:value-type="float" office:value="246" calcext:value-type="float">
            <text:p>246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office:value-type="string" calcext:value-type="string">
            <text:p>0xf6 </text:p>
          </table:table-cell>
          <table:table-cell office:value-type="float" office:value="247" calcext:value-type="float">
            <text:p>247</text:p>
          </table:table-cell>
          <table:table-cell office:value-type="float" office:value="37" calcext:value-type="float">
            <text:p>37</text:p>
          </table:table-cell>
        </table:table-row>
        <table:table-row table:style-name="ro2">
          <table:table-cell office:value-type="string" calcext:value-type="string">
            <text:p>0xf7 </text:p>
          </table:table-cell>
          <table:table-cell office:value-type="float" office:value="248" calcext:value-type="float">
            <text:p>248</text:p>
          </table:table-cell>
          <table:table-cell office:value-type="float" office:value="28" calcext:value-type="float">
            <text:p>28</text:p>
          </table:table-cell>
        </table:table-row>
        <table:table-row table:style-name="ro2">
          <table:table-cell office:value-type="string" calcext:value-type="string">
            <text:p>0xf8 </text:p>
          </table:table-cell>
          <table:table-cell office:value-type="float" office:value="249" calcext:value-type="float">
            <text:p>249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9 </text:p>
          </table:table-cell>
          <table:table-cell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a </text:p>
          </table:table-cell>
          <table:table-cell office:value-type="float" office:value="251" calcext:value-type="float">
            <text:p>251</text:p>
          </table:table-cell>
          <table:table-cell office:value-type="float" office:value="30" calcext:value-type="float">
            <text:p>30</text:p>
          </table:table-cell>
        </table:table-row>
        <table:table-row table:style-name="ro2">
          <table:table-cell office:value-type="string" calcext:value-type="string">
            <text:p>0xfb </text:p>
          </table:table-cell>
          <table:table-cell office:value-type="float" office:value="252" calcext:value-type="float">
            <text:p>252</text:p>
          </table:table-cell>
          <table:table-cell office:value-type="float" office:value="24" calcext:value-type="float">
            <text:p>24</text:p>
          </table:table-cell>
        </table:table-row>
        <table:table-row table:style-name="ro2">
          <table:table-cell office:value-type="string" calcext:value-type="string">
            <text:p>0xfc </text:p>
          </table:table-cell>
          <table:table-cell office:value-type="float" office:value="253" calcext:value-type="float">
            <text:p>253</text:p>
          </table:table-cell>
          <table:table-cell office:value-type="float" office:value="33" calcext:value-type="float">
            <text:p>33</text:p>
          </table:table-cell>
        </table:table-row>
        <table:table-row table:style-name="ro2">
          <table:table-cell office:value-type="string" calcext:value-type="string">
            <text:p>0xfd </text:p>
          </table:table-cell>
          <table:table-cell office:value-type="float" office:value="254" calcext:value-type="float">
            <text:p>254</text:p>
          </table:table-cell>
          <table:table-cell office:value-type="float" office:value="36" calcext:value-type="float">
            <text:p>36</text:p>
          </table:table-cell>
        </table:table-row>
        <table:table-row table:style-name="ro2">
          <table:table-cell office:value-type="string" calcext:value-type="string">
            <text:p>0xfe </text:p>
          </table:table-cell>
          <table:table-cell office:value-type="float" office:value="255" calcext:value-type="float">
            <text:p>255</text:p>
          </table:table-cell>
          <table:table-cell office:value-type="float" office:value="32" calcext:value-type="float">
            <text:p>3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s" fo:country="CZ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cs" fo:country="CZ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  <number:text> Kč</number:text>
    </number:number-style>
    <number:number-style style:name="N107"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  <number:text> Kč</number:text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number:text> Kč</number:text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  <number:text> Kč</number:text>
    </number:number-style>
    <number:number-style style:name="N109"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  <number:text> Kč</number:text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number:text> Kč</number:text>
      <style:map style:condition="value()&gt;=0" style:apply-style-name="N110P0"/>
    </number:number-style>
    <number:number-style style:name="N111P0" style:volatile="true">
      <number:number number:decimal-places="0" loext:min-decimal-places="0" number:min-integer-digits="1" number:grouping="true"/>
    </number:number-style>
    <number:number-style style:name="N111">
      <number:text>-</number:text>
      <number:number number:decimal-places="0" loext:min-decimal-places="0" number:min-integer-digits="1" number:grouping="true"/>
      <style:map style:condition="value()&gt;=0" style:apply-style-name="N111P0"/>
    </number:number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2" loext:min-decimal-places="2" number:min-integer-digits="1" number:grouping="true"/>
    </number:number-style>
    <number:number-style style:name="N113">
      <number:text>-</number:text>
      <number:number number:decimal-places="2" loext:min-decimal-places="2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loext:text> 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5P1" style:volatile="true">
      <loext:text>-</loext:text>
      <loext:fill-character> </loext:fill-character>
      <number:number number:decimal-places="0" loext:min-decimal-places="0" number:min-integer-digits="1" number:grouping="true"/>
      <number:text>      </number:text>
    </number:number-style>
    <number:number-style style:name="N115P2" style:volatile="true">
      <loext:text> </loext:text>
      <loext:fill-character> </loext:fill-character>
      <number:text>-      </number:text>
    </number:number-style>
    <number:text-style style:name="N115">
      <number:text> </number:text>
      <number:text-content/>
      <number:text> </number:text>
      <style:map style:condition="value()&gt;0" style:apply-style-name="N115P0"/>
      <style:map style:condition="value()&lt;0" style:apply-style-name="N115P1"/>
      <style:map style:condition="value()=0" style:apply-style-name="N115P2"/>
    </number:text-style>
    <number:number-style style:name="N116P0" style:volatile="true">
      <loext:text> 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6P1" style:volatile="true">
      <loext:text>-</loext:text>
      <loext:fill-character> </loext:fill-character>
      <number:number number:decimal-places="0" loext:min-decimal-places="0" number:min-integer-digits="1" number:grouping="true"/>
      <number:text> Kč </number:text>
    </number:number-style>
    <number:number-style style:name="N116P2" style:volatile="true">
      <loext:text> </loext:text>
      <loext:fill-character> </loext:fill-character>
      <number:text>- Kč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17P0" style:volatile="true">
      <loext:text> 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7P1" style:volatile="true">
      <loext:text>-</loext:text>
      <loext:fill-character> </loext:fill-character>
      <number:number number:decimal-places="2" loext:min-decimal-places="2" number:min-integer-digits="1" number:grouping="true"/>
      <number:text>      </number:text>
    </number:number-style>
    <number:number-style style:name="N117P2" style:volatile="true">
      <loext:text> </loext:text>
      <loext:fill-character> </loext:fill-character>
      <number:text>-</number:text>
      <number:number number:decimal-places="0" loext:min-decimal-places="0" number:min-integer-digits="0"/>
      <number:text>      </number:text>
    </number:number-style>
    <number:text-style style:name="N117">
      <number:text> </number:text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Kč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Kč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71m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Excel_5f_BuiltIn_5f_20_20__25__20__2013__20_Zvýraznění1" style:display-name="Excel_BuiltIn_20 % – Zvýraznění1" style:family="table-cell" style:parent-style-name="Default">
      <style:table-cell-properties fo:background-color="#cc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2" style:display-name="Excel_BuiltIn_2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3" style:display-name="Excel_BuiltIn_20 % – Zvýraznění3" style:family="table-cell" style:parent-style-name="Default">
      <style:table-cell-properties fo:background-color="#ffff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4" style:display-name="Excel_BuiltIn_20 % – Zvýraznění4" style:family="table-cell" style:parent-style-name="Default">
      <style:table-cell-properties fo:background-color="#ff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5" style:display-name="Excel_BuiltIn_20 % – Zvýraznění5" style:family="table-cell" style:parent-style-name="Default">
      <style:table-cell-properties fo:background-color="#cc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20_20__25__20__2013__20_Zvýraznění6" style:display-name="Excel_BuiltIn_20 % – Zvýraznění6" style:family="table-cell" style:parent-style-name="Default">
      <style:table-cell-properties fo:background-color="#ccffcc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1" style:display-name="Excel_BuiltIn_40 % – Zvýraznění1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2" style:display-name="Excel_BuiltIn_40 % – Zvýraznění2" style:family="table-cell" style:parent-style-name="Default">
      <style:table-cell-properties fo:background-color="#ffcc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3" style:display-name="Excel_BuiltIn_40 % – Zvýraznění3" style:family="table-cell" style:parent-style-name="Default">
      <style:table-cell-properties fo:background-color="#c0c0c0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4" style:display-name="Excel_BuiltIn_40 % – Zvýraznění4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5" style:display-name="Excel_BuiltIn_40 % – Zvýraznění5" style:family="table-cell" style:parent-style-name="Default">
      <style:table-cell-properties fo:background-color="#99ccff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40_20__25__20__2013__20_Zvýraznění6" style:display-name="Excel_BuiltIn_40 % – Zvýraznění6" style:family="table-cell" style:parent-style-name="Default">
      <style:table-cell-properties fo:background-color="#ffff99" fo:padding="0.71mm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1" style:display-name="Excel_BuiltIn_60 % – Zvýraznění1" style:family="table-cell" style:parent-style-name="Default">
      <style:table-cell-properties fo:background-color="#99ccff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2" style:display-name="Excel_BuiltIn_60 % – Zvýraznění2" style:family="table-cell" style:parent-style-name="Default">
      <style:table-cell-properties fo:background-color="#ffcc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3" style:display-name="Excel_BuiltIn_60 % – Zvýraznění3" style:family="table-cell" style:parent-style-name="Default">
      <style:table-cell-properties fo:background-color="#c0c0c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4" style:display-name="Excel_BuiltIn_60 % – Zvýraznění4" style:family="table-cell" style:parent-style-name="Default">
      <style:table-cell-properties fo:background-color="#ffff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5" style:display-name="Excel_BuiltIn_60 % – Zvýraznění5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60_20__25__20__2013__20_Zvýraznění6" style:display-name="Excel_BuiltIn_60 % – Zvýraznění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Celkem" style:display-name="Excel_BuiltIn_Celkem" style:family="table-cell" style:parent-style-name="Default">
      <style:table-cell-properties fo:border-bottom="2.49pt double-thin #33cccc" style:border-line-width-bottom="0.18mm 0.53mm 0.18mm" style:diagonal-bl-tr="none" style:diagonal-tl-br="none" fo:border-left="none" fo:padding="0.71mm" fo:border-right="none" style:rotation-align="none" fo:border-top="0.74pt solid #33cccc"/>
      <style:text-properties fo:color="#00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Kontrolní_20_buňka" style:display-name="Excel_BuiltIn_Kontrolní buňka" style:family="table-cell" style:parent-style-name="Default">
      <style:table-cell-properties fo:background-color="#969696" style:diagonal-bl-tr="none" style:diagonal-tl-br="none" fo:border="2.49pt double-thin #333333" style:border-line-width="0.18mm 0.53mm 0.18mm" fo:padding="0.71mm" style:rotation-align="none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1" style:display-name="Excel_BuiltIn_Nadpis 1" style:family="table-cell" style:parent-style-name="Default">
      <style:table-cell-properties fo:border-bottom="2.49pt solid #33cccc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5pt" fo:font-style="normal" fo:text-shadow="none" style:text-underline-style="none" fo:font-weight="bold" style:font-size-asian="15pt" style:font-style-asian="normal" style:font-weight-asian="bold" style:font-name-complex="Calibri" style:font-family-complex="Calibri" style:font-family-generic-complex="swiss" style:font-pitch-complex="variable" style:font-size-complex="15pt" style:font-style-complex="normal" style:font-weight-complex="bold"/>
    </style:style>
    <style:style style:name="Excel_5f_BuiltIn_5f_Nadpis_20_2" style:display-name="Excel_BuiltIn_Nadpis 2" style:family="table-cell" style:parent-style-name="Default">
      <style:table-cell-properties fo:border-bottom="2.49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3pt" fo:font-style="normal" fo:text-shadow="none" style:text-underline-style="none" fo:font-weight="bold" style:font-size-asian="13pt" style:font-style-asian="normal" style:font-weight-asian="bold" style:font-name-complex="Calibri" style:font-family-complex="Calibri" style:font-family-generic-complex="swiss" style:font-pitch-complex="variable" style:font-size-complex="13pt" style:font-style-complex="normal" style:font-weight-complex="bold"/>
    </style:style>
    <style:style style:name="Excel_5f_BuiltIn_5f_Nadpis_20_3" style:display-name="Excel_BuiltIn_Nadpis 3" style:family="table-cell" style:parent-style-name="Default">
      <style:table-cell-properties fo:border-bottom="1.76pt solid #99ccff" style:diagonal-bl-tr="none" style:diagonal-tl-br="none" fo:border-left="none" fo:padding="0.71mm" fo:border-right="none" style:rotation-align="none" fo:border-top="none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adpis_20_4" style:display-name="Excel_BuiltIn_Nadpis 4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Neutrální" style:display-name="Excel_BuiltIn_Neutrální" style:family="table-cell" style:parent-style-name="Default">
      <style:table-cell-properties fo:background-color="#ffff99" fo:padding="0.71mm"/>
      <style:text-properties fo:color="#9933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Název" style:display-name="Excel_BuiltIn_Název" style:family="table-cell" style:parent-style-name="Default">
      <style:table-cell-properties fo:padding="0.71mm"/>
      <style:text-properties fo:color="#666699" style:text-outline="false" style:text-line-through-style="none" style:text-line-through-type="none" style:font-name="Calibri Light" fo:font-family="'Calibri Light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name-complex="Calibri Light" style:font-family-complex="'Calibri Light'" style:font-family-generic-complex="swiss" style:font-pitch-complex="variable" style:font-size-complex="18pt" style:font-style-complex="normal" style:font-weight-complex="normal"/>
    </style:style>
    <style:style style:name="Excel_5f_BuiltIn_5f_Poznámka" style:display-name="Excel_BuiltIn_Poznámka" style:family="table-cell" style:parent-style-name="Default">
      <style:table-cell-properties fo:background-color="#ffffcc" style:diagonal-bl-tr="none" style:diagonal-tl-br="none" fo:border="0.74pt solid #c0c0c0" fo:padding="0.71mm" style:rotation-align="none"/>
    </style:style>
    <style:style style:name="Excel_5f_BuiltIn_5f_Propojená_20_buňka" style:display-name="Excel_BuiltIn_Propojená buňka" style:family="table-cell" style:parent-style-name="Default">
      <style:table-cell-properties fo:border-bottom="2.49pt double-thin #ff9900" style:border-line-width-bottom="0.18mm 0.53mm 0.18mm" style:diagonal-bl-tr="none" style:diagonal-tl-br="none" fo:border-left="none" fo:padding="0.71mm" fo:border-right="none" style:rotation-align="none" fo:border-top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Správně" style:display-name="Excel_BuiltIn_Správně" style:family="table-cell" style:parent-style-name="Default">
      <style:table-cell-properties fo:background-color="#ccffcc" fo:padding="0.71mm"/>
      <style:text-properties fo:color="#008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Text_20_upozornění" style:display-name="Excel_BuiltIn_Text upozornění" style:family="table-cell" style:parent-style-name="Default">
      <style:table-cell-properties fo:padding="0.71mm"/>
      <style:text-properties fo:color="#ff00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stup" style:display-name="Excel_BuiltIn_Vstup" style:family="table-cell" style:parent-style-name="Default">
      <style:table-cell-properties fo:background-color="#ffcc99" style:diagonal-bl-tr="none" style:diagonal-tl-br="none" fo:border="0.74pt solid #808080" fo:padding="0.71mm" style:rotation-align="none"/>
      <style:text-properties fo:color="#333399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Vysvětlující_20_text" style:display-name="Excel_BuiltIn_Vysvětlující text" style:family="table-cell" style:parent-style-name="Default">
      <style:table-cell-properties fo:padding="0.71mm"/>
      <style:text-properties fo:color="#808080" style:text-outline="false" style:text-line-through-style="none" style:text-line-through-type="none" style:font-name="Calibri" fo:font-family="Calibri" style:font-family-generic="swiss" style:font-pitch="variable" fo:font-size="11pt" fo:font-style="italic" fo:text-shadow="none" style:text-underline-style="none" fo:font-weight="normal" style:font-size-asian="11pt" style:font-style-asian="italic" style:font-weight-asian="normal" style:font-name-complex="Calibri" style:font-family-complex="Calibri" style:font-family-generic-complex="swiss" style:font-pitch-complex="variable" style:font-size-complex="11pt" style:font-style-complex="italic" style:font-weight-complex="normal"/>
    </style:style>
    <style:style style:name="Excel_5f_BuiltIn_5f_Výpočet" style:display-name="Excel_BuiltIn_Výpočet" style:family="table-cell" style:parent-style-name="Default">
      <style:table-cell-properties fo:background-color="#c0c0c0" style:diagonal-bl-tr="none" style:diagonal-tl-br="none" fo:border="0.74pt solid #808080" fo:padding="0.71mm" style:rotation-align="none"/>
      <style:text-properties fo:color="#ff990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Výstup" style:display-name="Excel_BuiltIn_Výstup" style:family="table-cell" style:parent-style-name="Default">
      <style:table-cell-properties fo:background-color="#c0c0c0" style:diagonal-bl-tr="none" style:diagonal-tl-br="none" fo:border="0.74pt solid #333333" fo:padding="0.71mm" style:rotation-align="none"/>
      <style:text-properties fo:color="#333333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bold" style:font-size-asian="11pt" style:font-style-asian="normal" style:font-weight-asian="bold" style:font-name-complex="Calibri" style:font-family-complex="Calibri" style:font-family-generic-complex="swiss" style:font-pitch-complex="variable" style:font-size-complex="11pt" style:font-style-complex="normal" style:font-weight-complex="bold"/>
    </style:style>
    <style:style style:name="Excel_5f_BuiltIn_5f_Zvýraznění_20_1" style:display-name="Excel_BuiltIn_Zvýraznění 1" style:family="table-cell" style:parent-style-name="Default">
      <style:table-cell-properties fo:background-color="#33cccc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2" style:display-name="Excel_BuiltIn_Zvýraznění 2" style:family="table-cell" style:parent-style-name="Default">
      <style:table-cell-properties fo:background-color="#ff66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3" style:display-name="Excel_BuiltIn_Zvýraznění 3" style:family="table-cell" style:parent-style-name="Default">
      <style:table-cell-properties fo:background-color="#96969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4" style:display-name="Excel_BuiltIn_Zvýraznění 4" style:family="table-cell" style:parent-style-name="Default">
      <style:table-cell-properties fo:background-color="#ffcc00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5" style:display-name="Excel_BuiltIn_Zvýraznění 5" style:family="table-cell" style:parent-style-name="Default">
      <style:table-cell-properties fo:background-color="#333399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Zvýraznění_20_6" style:display-name="Excel_BuiltIn_Zvýraznění 6" style:family="table-cell" style:parent-style-name="Default">
      <style:table-cell-properties fo:background-color="#339966" fo:padding="0.71mm"/>
      <style:text-properties fo:color="#ffffff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  <style:style style:name="Excel_5f_BuiltIn_5f_Špatně" style:display-name="Excel_BuiltIn_Špatně" style:family="table-cell" style:parent-style-name="Default">
      <style:table-cell-properties fo:background-color="#ff99cc" fo:padding="0.71mm"/>
      <style:text-properties fo:color="#800080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none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20mm" fo:margin-bottom="20mm" fo:margin-left="17.78mm" fo:margin-right="17.78mm" style:first-page-number="continue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30">00.00.0000</text:date>, <text:time style:data-style-name="N2" text:time-value="12:28:42.289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out" style:display-name="PageStyle_out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0.3$Windows_X86_64 LibreOffice_project/7074905676c47b82bbcfbea1aeefc84afe1c50e1</meta:generator>
    <dc:date>2018-10-30T12:35:07.769000000</dc:date>
    <meta:editing-duration>PT23M46S</meta:editing-duration>
    <meta:editing-cycles>9</meta:editing-cycles>
    <meta:document-statistic meta:table-count="3" meta:cell-count="15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0" chart:maximum="256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 style:direction="ttb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2b2bd2" draw:fill-color="#2b2bd2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52.645cm" svg:height="9.006cm" xlink:href=".." xlink:type="simple" chart:class="chart:scatter" chart:style-name="ch1">
        <chart:legend chart:legend-position="end" svg:x="48.152cm" svg:y="4.008cm" style:legend-expansion="high" chart:style-name="ch2"/>
        <chart:plot-area chart:style-name="ch3" table:cell-range-address="'Distance fitness'.B2:'Distance fitness'.C256 'Bit difference fitness'.C2:'Bit difference fitness'.C256" chart:data-source-has-labels="row" svg:x="1.803cm" svg:y="0.18cm" svg:width="45.297cm" svg:height="7.717cm">
          <chartooo:coordinate-region svg:x="2.61cm" svg:y="0.353cm" svg:width="44.49cm" svg:height="6.95cm"/>
          <chart:axis chart:dimension="x" chart:name="primary-x" chart:style-name="ch4">
            <chart:title svg:x="22.409cm" svg:y="8.077cm" chart:style-name="ch5">
              <text:p>Decimal value of 1-byte key</text:p>
            </chart:title>
          </chart:axis>
          <chart:axis chart:dimension="y" chart:name="primary-y" chart:style-name="ch6">
            <chart:title svg:x="0.451cm" svg:y="1.876cm" chart:style-name="ch7">
              <text:p>Fitness value</text:p>
            </chart:title>
            <chart:grid chart:style-name="ch8" chart:class="major"/>
          </chart:axis>
          <chart:series chart:style-name="ch9" chart:values-cell-range-address="'Distance fitness'.C2:'Distance fitness'.C256" loext:label-string="&quot;Distance fitness&quot;" chart:class="chart:scatter">
            <chart:domain table:cell-range-address="'Distance fitness'.B2:'Distance fitness'.B256"/>
            <chart:data-point chart:repeated="255"/>
          </chart:series>
          <chart:series chart:style-name="ch10" chart:values-cell-range-address="'Bit difference fitness'.C2:'Bit difference fitness'.C256" loext:label-string="&quot;Bit difference fitness&quot;" chart:class="chart:scatter">
            <chart:domain table:cell-range-address="'Bit difference fitness'.B2:'Bit difference fitness'.B256"/>
            <chart:data-point chart:repeated="255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loupec B</text:p>
              </table:table-cell>
              <table:table-cell office:value-type="string">
                <text:p>Distance fitness</text:p>
              </table:table-cell>
              <table:table-cell office:value-type="string">
                <text:p>Sloupec B</text:p>
              </table:table-cell>
              <table:table-cell office:value-type="string">
                <text:p>Bit difference fitness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'Distance fitness'.B2:'Distance fitness'.B256</svg:desc>
                </draw:g>
              </table:table-cell>
              <table:table-cell office:value-type="float" office:value="317.953">
                <text:p>317.953</text:p>
                <draw:g>
                  <svg:desc>'Distance fitness'.C2:'Distance fitness'.C256</svg:desc>
                </draw:g>
              </table:table-cell>
              <table:table-cell office:value-type="float" office:value="1">
                <text:p>1</text:p>
                <draw:g>
                  <svg:desc>'Bit difference fitness'.B2:'Bit difference fitness'.B256</svg:desc>
                </draw:g>
              </table:table-cell>
              <table:table-cell office:value-type="float" office:value="33">
                <text:p>33</text:p>
                <draw:g>
                  <svg:desc>'Bit difference fitness'.C2:'Bit difference fitness'.C25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267.869">
                <text:p>267.869</text:p>
              </table:table-cell>
              <table:table-cell office:value-type="float" office:value="2">
                <text:p>2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  <table:table-cell office:value-type="float" office:value="269.9">
                <text:p>269.9</text:p>
              </table:table-cell>
              <table:table-cell office:value-type="float" office:value="3">
                <text:p>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  <table:table-cell office:value-type="float" office:value="284.61">
                <text:p>284.61</text:p>
              </table:table-cell>
              <table:table-cell office:value-type="float" office:value="4">
                <text:p>4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  <table:table-cell office:value-type="float" office:value="260.716">
                <text:p>260.716</text:p>
              </table:table-cell>
              <table:table-cell office:value-type="float" office:value="5">
                <text:p>5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333.339">
                <text:p>333.339</text:p>
              </table:table-cell>
              <table:table-cell office:value-type="float" office:value="6">
                <text:p>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  <table:table-cell office:value-type="float" office:value="330.379">
                <text:p>330.379</text:p>
              </table:table-cell>
              <table:table-cell office:value-type="float" office:value="7">
                <text:p>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  <table:table-cell office:value-type="float" office:value="164.997">
                <text:p>164.997</text:p>
              </table:table-cell>
              <table:table-cell office:value-type="float" office:value="8">
                <text:p>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  <table:table-cell office:value-type="float" office:value="273.064">
                <text:p>273.064</text:p>
              </table:table-cell>
              <table:table-cell office:value-type="float" office:value="9">
                <text:p>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  <table:table-cell office:value-type="float" office:value="340.711">
                <text:p>340.711</text:p>
              </table:table-cell>
              <table:table-cell office:value-type="float" office:value="10">
                <text:p>10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  <table:table-cell office:value-type="float" office:value="218.918">
                <text:p>218.918</text:p>
              </table:table-cell>
              <table:table-cell office:value-type="float" office:value="11">
                <text:p>1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  <table:table-cell office:value-type="float" office:value="313.386">
                <text:p>313.386</text:p>
              </table:table-cell>
              <table:table-cell office:value-type="float" office:value="12">
                <text:p>1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  <table:table-cell office:value-type="float" office:value="187.142">
                <text:p>187.142</text:p>
              </table:table-cell>
              <table:table-cell office:value-type="float" office:value="13">
                <text:p>13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  <table:table-cell office:value-type="float" office:value="161.496">
                <text:p>161.496</text:p>
              </table:table-cell>
              <table:table-cell office:value-type="float" office:value="14">
                <text:p>14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  <table:table-cell office:value-type="float" office:value="219.16">
                <text:p>219.16</text:p>
              </table:table-cell>
              <table:table-cell office:value-type="float" office:value="15">
                <text:p>15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  <table:table-cell office:value-type="float" office:value="327.093">
                <text:p>327.093</text:p>
              </table:table-cell>
              <table:table-cell office:value-type="float" office:value="16">
                <text:p>1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  <table:table-cell office:value-type="float" office:value="211.154">
                <text:p>211.154</text:p>
              </table:table-cell>
              <table:table-cell office:value-type="float" office:value="17">
                <text:p>1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  <table:table-cell office:value-type="float" office:value="280.964">
                <text:p>280.964</text:p>
              </table:table-cell>
              <table:table-cell office:value-type="float" office:value="18">
                <text:p>1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  <table:table-cell office:value-type="float" office:value="290.852">
                <text:p>290.852</text:p>
              </table:table-cell>
              <table:table-cell office:value-type="float" office:value="19">
                <text:p>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327.197">
                <text:p>327.197</text:p>
              </table:table-cell>
              <table:table-cell office:value-type="float" office:value="20">
                <text:p>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  <table:table-cell office:value-type="float" office:value="271.26">
                <text:p>271.26</text:p>
              </table:table-cell>
              <table:table-cell office:value-type="float" office:value="21">
                <text:p>2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304.273">
                <text:p>304.273</text:p>
              </table:table-cell>
              <table:table-cell office:value-type="float" office:value="22">
                <text:p>2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  <table:table-cell office:value-type="float" office:value="248.849">
                <text:p>248.849</text:p>
              </table:table-cell>
              <table:table-cell office:value-type="float" office:value="23">
                <text:p>2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  <table:table-cell office:value-type="float" office:value="288.489">
                <text:p>288.489</text:p>
              </table:table-cell>
              <table:table-cell office:value-type="float" office:value="24">
                <text:p>2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  <table:table-cell office:value-type="float" office:value="245.067">
                <text:p>245.067</text:p>
              </table:table-cell>
              <table:table-cell office:value-type="float" office:value="25">
                <text:p>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  <table:table-cell office:value-type="float" office:value="225.55">
                <text:p>225.55</text:p>
              </table:table-cell>
              <table:table-cell office:value-type="float" office:value="26">
                <text:p>2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  <table:table-cell office:value-type="float" office:value="335.857">
                <text:p>335.857</text:p>
              </table:table-cell>
              <table:table-cell office:value-type="float" office:value="27">
                <text:p>2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  <table:table-cell office:value-type="float" office:value="327.098">
                <text:p>327.098</text:p>
              </table:table-cell>
              <table:table-cell office:value-type="float" office:value="28">
                <text:p>2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  <table:table-cell office:value-type="float" office:value="207.432">
                <text:p>207.432</text:p>
              </table:table-cell>
              <table:table-cell office:value-type="float" office:value="29">
                <text:p>2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184.984">
                <text:p>184.984</text:p>
              </table:table-cell>
              <table:table-cell office:value-type="float" office:value="30">
                <text:p>30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  <table:table-cell office:value-type="float" office:value="294.8">
                <text:p>294.8</text:p>
              </table:table-cell>
              <table:table-cell office:value-type="float" office:value="31">
                <text:p>31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  <table:table-cell office:value-type="float" office:value="182.71">
                <text:p>182.71</text:p>
              </table:table-cell>
              <table:table-cell office:value-type="float" office:value="32">
                <text:p>3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  <table:table-cell office:value-type="float" office:value="370.263">
                <text:p>370.263</text:p>
              </table:table-cell>
              <table:table-cell office:value-type="float" office:value="33">
                <text:p>33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243.308">
                <text:p>243.308</text:p>
              </table:table-cell>
              <table:table-cell office:value-type="float" office:value="34">
                <text:p>3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  <table:table-cell office:value-type="float" office:value="323.034">
                <text:p>323.034</text:p>
              </table:table-cell>
              <table:table-cell office:value-type="float" office:value="35">
                <text:p>3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  <table:table-cell office:value-type="float" office:value="284.072">
                <text:p>284.072</text:p>
              </table:table-cell>
              <table:table-cell office:value-type="float" office:value="36">
                <text:p>3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  <table:table-cell office:value-type="float" office:value="311.013">
                <text:p>311.013</text:p>
              </table:table-cell>
              <table:table-cell office:value-type="float" office:value="37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  <table:table-cell office:value-type="float" office:value="178.067">
                <text:p>178.067</text:p>
              </table:table-cell>
              <table:table-cell office:value-type="float" office:value="38">
                <text:p>3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  <table:table-cell office:value-type="float" office:value="154.884">
                <text:p>154.884</text:p>
              </table:table-cell>
              <table:table-cell office:value-type="float" office:value="39">
                <text:p>3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237.093">
                <text:p>237.093</text:p>
              </table:table-cell>
              <table:table-cell office:value-type="float" office:value="40">
                <text:p>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  <table:table-cell office:value-type="float" office:value="266.417">
                <text:p>266.417</text:p>
              </table:table-cell>
              <table:table-cell office:value-type="float" office:value="41">
                <text:p>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  <table:table-cell office:value-type="float" office:value="203.89">
                <text:p>203.89</text:p>
              </table:table-cell>
              <table:table-cell office:value-type="float" office:value="42">
                <text:p>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  <table:table-cell office:value-type="float" office:value="310.67">
                <text:p>310.67</text:p>
              </table:table-cell>
              <table:table-cell office:value-type="float" office:value="43">
                <text:p>4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  <table:table-cell office:value-type="float" office:value="216.652">
                <text:p>216.652</text:p>
              </table:table-cell>
              <table:table-cell office:value-type="float" office:value="44">
                <text:p>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  <table:table-cell office:value-type="float" office:value="212.713">
                <text:p>212.713</text:p>
              </table:table-cell>
              <table:table-cell office:value-type="float" office:value="45">
                <text:p>4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  <table:table-cell office:value-type="float" office:value="301.518">
                <text:p>301.518</text:p>
              </table:table-cell>
              <table:table-cell office:value-type="float" office:value="46">
                <text:p>4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  <table:table-cell office:value-type="float" office:value="167.395">
                <text:p>167.395</text:p>
              </table:table-cell>
              <table:table-cell office:value-type="float" office:value="47">
                <text:p>4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  <table:table-cell office:value-type="float" office:value="199.251">
                <text:p>199.251</text:p>
              </table:table-cell>
              <table:table-cell office:value-type="float" office:value="48">
                <text:p>4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  <table:table-cell office:value-type="float" office:value="298.525">
                <text:p>298.525</text:p>
              </table:table-cell>
              <table:table-cell office:value-type="float" office:value="49">
                <text:p>49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  <table:table-cell office:value-type="float" office:value="313.669">
                <text:p>313.669</text:p>
              </table:table-cell>
              <table:table-cell office:value-type="float" office:value="50">
                <text:p>50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  <table:table-cell office:value-type="float" office:value="270.237">
                <text:p>270.237</text:p>
              </table:table-cell>
              <table:table-cell office:value-type="float" office:value="51">
                <text:p>5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  <table:table-cell office:value-type="float" office:value="222.513">
                <text:p>222.513</text:p>
              </table:table-cell>
              <table:table-cell office:value-type="float" office:value="52">
                <text:p>5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  <table:table-cell office:value-type="float" office:value="160.776">
                <text:p>160.776</text:p>
              </table:table-cell>
              <table:table-cell office:value-type="float" office:value="53">
                <text:p>5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  <table:table-cell office:value-type="float" office:value="259.656">
                <text:p>259.656</text:p>
              </table:table-cell>
              <table:table-cell office:value-type="float" office:value="54">
                <text:p>5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  <table:table-cell office:value-type="float" office:value="244.258">
                <text:p>244.258</text:p>
              </table:table-cell>
              <table:table-cell office:value-type="float" office:value="55">
                <text:p>5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  <table:table-cell office:value-type="float" office:value="298.995">
                <text:p>298.995</text:p>
              </table:table-cell>
              <table:table-cell office:value-type="float" office:value="56">
                <text:p>5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  <table:table-cell office:value-type="float" office:value="308.582">
                <text:p>308.582</text:p>
              </table:table-cell>
              <table:table-cell office:value-type="float" office:value="57">
                <text:p>5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  <table:table-cell office:value-type="float" office:value="328.824">
                <text:p>328.824</text:p>
              </table:table-cell>
              <table:table-cell office:value-type="float" office:value="58">
                <text:p>5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  <table:table-cell office:value-type="float" office:value="272.211">
                <text:p>272.211</text:p>
              </table:table-cell>
              <table:table-cell office:value-type="float" office:value="59">
                <text:p>5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  <table:table-cell office:value-type="float" office:value="235.083">
                <text:p>235.083</text:p>
              </table:table-cell>
              <table:table-cell office:value-type="float" office:value="60">
                <text:p>6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  <table:table-cell office:value-type="float" office:value="213.279">
                <text:p>213.279</text:p>
              </table:table-cell>
              <table:table-cell office:value-type="float" office:value="61">
                <text:p>6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  <table:table-cell office:value-type="float" office:value="222.463">
                <text:p>222.463</text:p>
              </table:table-cell>
              <table:table-cell office:value-type="float" office:value="62">
                <text:p>6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63">
                <text:p>63</text:p>
              </table:table-cell>
              <table:table-cell office:value-type="float" office:value="282.321">
                <text:p>282.321</text:p>
              </table:table-cell>
              <table:table-cell office:value-type="float" office:value="63">
                <text:p>6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64">
                <text:p>64</text:p>
              </table:table-cell>
              <table:table-cell office:value-type="float" office:value="272.668">
                <text:p>272.668</text:p>
              </table:table-cell>
              <table:table-cell office:value-type="float" office:value="64">
                <text:p>6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65">
                <text:p>65</text:p>
              </table:table-cell>
              <table:table-cell office:value-type="float" office:value="335.437">
                <text:p>335.437</text:p>
              </table:table-cell>
              <table:table-cell office:value-type="float" office:value="65">
                <text:p>65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66">
                <text:p>66</text:p>
              </table:table-cell>
              <table:table-cell office:value-type="float" office:value="280.943">
                <text:p>280.943</text:p>
              </table:table-cell>
              <table:table-cell office:value-type="float" office:value="66">
                <text:p>6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67">
                <text:p>67</text:p>
              </table:table-cell>
              <table:table-cell office:value-type="float" office:value="190.053">
                <text:p>190.053</text:p>
              </table:table-cell>
              <table:table-cell office:value-type="float" office:value="67">
                <text:p>6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68">
                <text:p>68</text:p>
              </table:table-cell>
              <table:table-cell office:value-type="float" office:value="179.636">
                <text:p>179.636</text:p>
              </table:table-cell>
              <table:table-cell office:value-type="float" office:value="68">
                <text:p>6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9">
                <text:p>69</text:p>
              </table:table-cell>
              <table:table-cell office:value-type="float" office:value="253.9">
                <text:p>253.9</text:p>
              </table:table-cell>
              <table:table-cell office:value-type="float" office:value="69">
                <text:p>6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70">
                <text:p>70</text:p>
              </table:table-cell>
              <table:table-cell office:value-type="float" office:value="179.201">
                <text:p>179.201</text:p>
              </table:table-cell>
              <table:table-cell office:value-type="float" office:value="70">
                <text:p>7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1">
                <text:p>71</text:p>
              </table:table-cell>
              <table:table-cell office:value-type="float" office:value="292.344">
                <text:p>292.344</text:p>
              </table:table-cell>
              <table:table-cell office:value-type="float" office:value="71">
                <text:p>7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72">
                <text:p>72</text:p>
              </table:table-cell>
              <table:table-cell office:value-type="float" office:value="312.37">
                <text:p>312.37</text:p>
              </table:table-cell>
              <table:table-cell office:value-type="float" office:value="72">
                <text:p>7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73">
                <text:p>73</text:p>
              </table:table-cell>
              <table:table-cell office:value-type="float" office:value="346.22">
                <text:p>346.22</text:p>
              </table:table-cell>
              <table:table-cell office:value-type="float" office:value="73">
                <text:p>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74">
                <text:p>74</text:p>
              </table:table-cell>
              <table:table-cell office:value-type="float" office:value="199.339">
                <text:p>199.339</text:p>
              </table:table-cell>
              <table:table-cell office:value-type="float" office:value="74">
                <text:p>7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75">
                <text:p>75</text:p>
              </table:table-cell>
              <table:table-cell office:value-type="float" office:value="224.038">
                <text:p>224.038</text:p>
              </table:table-cell>
              <table:table-cell office:value-type="float" office:value="75">
                <text:p>7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76">
                <text:p>76</text:p>
              </table:table-cell>
              <table:table-cell office:value-type="float" office:value="334.68">
                <text:p>334.68</text:p>
              </table:table-cell>
              <table:table-cell office:value-type="float" office:value="76">
                <text:p>7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77">
                <text:p>77</text:p>
              </table:table-cell>
              <table:table-cell office:value-type="float" office:value="262.244">
                <text:p>262.244</text:p>
              </table:table-cell>
              <table:table-cell office:value-type="float" office:value="77">
                <text:p>77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78">
                <text:p>78</text:p>
              </table:table-cell>
              <table:table-cell office:value-type="float" office:value="281.65">
                <text:p>281.65</text:p>
              </table:table-cell>
              <table:table-cell office:value-type="float" office:value="78">
                <text:p>78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9">
                <text:p>79</text:p>
              </table:table-cell>
              <table:table-cell office:value-type="float" office:value="280.854">
                <text:p>280.854</text:p>
              </table:table-cell>
              <table:table-cell office:value-type="float" office:value="79">
                <text:p>7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80">
                <text:p>80</text:p>
              </table:table-cell>
              <table:table-cell office:value-type="float" office:value="315.66">
                <text:p>315.66</text:p>
              </table:table-cell>
              <table:table-cell office:value-type="float" office:value="80">
                <text:p>8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81">
                <text:p>81</text:p>
              </table:table-cell>
              <table:table-cell office:value-type="float" office:value="265.213">
                <text:p>265.213</text:p>
              </table:table-cell>
              <table:table-cell office:value-type="float" office:value="81">
                <text:p>8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82">
                <text:p>82</text:p>
              </table:table-cell>
              <table:table-cell office:value-type="float" office:value="288.481">
                <text:p>288.481</text:p>
              </table:table-cell>
              <table:table-cell office:value-type="float" office:value="82">
                <text:p>8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3">
                <text:p>83</text:p>
              </table:table-cell>
              <table:table-cell office:value-type="float" office:value="297.679">
                <text:p>297.679</text:p>
              </table:table-cell>
              <table:table-cell office:value-type="float" office:value="83">
                <text:p>8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84">
                <text:p>84</text:p>
              </table:table-cell>
              <table:table-cell office:value-type="float" office:value="326.992">
                <text:p>326.992</text:p>
              </table:table-cell>
              <table:table-cell office:value-type="float" office:value="84">
                <text:p>8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85">
                <text:p>85</text:p>
              </table:table-cell>
              <table:table-cell office:value-type="float" office:value="258.232">
                <text:p>258.232</text:p>
              </table:table-cell>
              <table:table-cell office:value-type="float" office:value="85">
                <text:p>8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86">
                <text:p>86</text:p>
              </table:table-cell>
              <table:table-cell office:value-type="float" office:value="390.445">
                <text:p>390.445</text:p>
              </table:table-cell>
              <table:table-cell office:value-type="float" office:value="86">
                <text:p>8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87">
                <text:p>87</text:p>
              </table:table-cell>
              <table:table-cell office:value-type="float" office:value="339.296">
                <text:p>339.296</text:p>
              </table:table-cell>
              <table:table-cell office:value-type="float" office:value="87">
                <text:p>8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8">
                <text:p>88</text:p>
              </table:table-cell>
              <table:table-cell office:value-type="float" office:value="266.028">
                <text:p>266.028</text:p>
              </table:table-cell>
              <table:table-cell office:value-type="float" office:value="88">
                <text:p>8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89">
                <text:p>89</text:p>
              </table:table-cell>
              <table:table-cell office:value-type="float" office:value="346.762">
                <text:p>346.762</text:p>
              </table:table-cell>
              <table:table-cell office:value-type="float" office:value="89">
                <text:p>89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0">
                <text:p>90</text:p>
              </table:table-cell>
              <table:table-cell office:value-type="float" office:value="292.544">
                <text:p>292.544</text:p>
              </table:table-cell>
              <table:table-cell office:value-type="float" office:value="90">
                <text:p>90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1">
                <text:p>91</text:p>
              </table:table-cell>
              <table:table-cell office:value-type="float" office:value="254.49">
                <text:p>254.49</text:p>
              </table:table-cell>
              <table:table-cell office:value-type="float" office:value="91">
                <text:p>91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92">
                <text:p>92</text:p>
              </table:table-cell>
              <table:table-cell office:value-type="float" office:value="274.551">
                <text:p>274.551</text:p>
              </table:table-cell>
              <table:table-cell office:value-type="float" office:value="92">
                <text:p>92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">
                <text:p>93</text:p>
              </table:table-cell>
              <table:table-cell office:value-type="float" office:value="284.056">
                <text:p>284.056</text:p>
              </table:table-cell>
              <table:table-cell office:value-type="float" office:value="93">
                <text:p>9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4">
                <text:p>94</text:p>
              </table:table-cell>
              <table:table-cell office:value-type="float" office:value="195.382">
                <text:p>195.382</text:p>
              </table:table-cell>
              <table:table-cell office:value-type="float" office:value="94">
                <text:p>9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95">
                <text:p>95</text:p>
              </table:table-cell>
              <table:table-cell office:value-type="float" office:value="249.479">
                <text:p>249.479</text:p>
              </table:table-cell>
              <table:table-cell office:value-type="float" office:value="95">
                <text:p>9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96">
                <text:p>96</text:p>
              </table:table-cell>
              <table:table-cell office:value-type="float" office:value="323.497">
                <text:p>323.497</text:p>
              </table:table-cell>
              <table:table-cell office:value-type="float" office:value="96">
                <text:p>96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7">
                <text:p>97</text:p>
              </table:table-cell>
              <table:table-cell office:value-type="float" office:value="221.89">
                <text:p>221.89</text:p>
              </table:table-cell>
              <table:table-cell office:value-type="float" office:value="97">
                <text:p>97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8">
                <text:p>98</text:p>
              </table:table-cell>
              <table:table-cell office:value-type="float" office:value="281.526">
                <text:p>281.526</text:p>
              </table:table-cell>
              <table:table-cell office:value-type="float" office:value="98">
                <text:p>98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9">
                <text:p>99</text:p>
              </table:table-cell>
              <table:table-cell office:value-type="float" office:value="332.621">
                <text:p>332.621</text:p>
              </table:table-cell>
              <table:table-cell office:value-type="float" office:value="99">
                <text:p>9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0">
                <text:p>100</text:p>
              </table:table-cell>
              <table:table-cell office:value-type="float" office:value="302.899">
                <text:p>302.899</text:p>
              </table:table-cell>
              <table:table-cell office:value-type="float" office:value="100">
                <text:p>10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01">
                <text:p>101</text:p>
              </table:table-cell>
              <table:table-cell office:value-type="float" office:value="223.763">
                <text:p>223.763</text:p>
              </table:table-cell>
              <table:table-cell office:value-type="float" office:value="101">
                <text:p>10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02">
                <text:p>102</text:p>
              </table:table-cell>
              <table:table-cell office:value-type="float" office:value="261.348">
                <text:p>261.348</text:p>
              </table:table-cell>
              <table:table-cell office:value-type="float" office:value="102">
                <text:p>10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3">
                <text:p>103</text:p>
              </table:table-cell>
              <table:table-cell office:value-type="float" office:value="189.705">
                <text:p>189.705</text:p>
              </table:table-cell>
              <table:table-cell office:value-type="float" office:value="103">
                <text:p>1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04">
                <text:p>104</text:p>
              </table:table-cell>
              <table:table-cell office:value-type="float" office:value="228.956">
                <text:p>228.956</text:p>
              </table:table-cell>
              <table:table-cell office:value-type="float" office:value="104">
                <text:p>104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  <table:table-cell office:value-type="float" office:value="105">
                <text:p>105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06">
                <text:p>106</text:p>
              </table:table-cell>
              <table:table-cell office:value-type="float" office:value="293.598">
                <text:p>293.598</text:p>
              </table:table-cell>
              <table:table-cell office:value-type="float" office:value="106">
                <text:p>10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07">
                <text:p>107</text:p>
              </table:table-cell>
              <table:table-cell office:value-type="float" office:value="300.346">
                <text:p>300.346</text:p>
              </table:table-cell>
              <table:table-cell office:value-type="float" office:value="107">
                <text:p>10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08">
                <text:p>108</text:p>
              </table:table-cell>
              <table:table-cell office:value-type="float" office:value="292.488">
                <text:p>292.488</text:p>
              </table:table-cell>
              <table:table-cell office:value-type="float" office:value="108">
                <text:p>10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9">
                <text:p>109</text:p>
              </table:table-cell>
              <table:table-cell office:value-type="float" office:value="280.742">
                <text:p>280.742</text:p>
              </table:table-cell>
              <table:table-cell office:value-type="float" office:value="109">
                <text:p>109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0">
                <text:p>110</text:p>
              </table:table-cell>
              <table:table-cell office:value-type="float" office:value="380.293">
                <text:p>380.293</text:p>
              </table:table-cell>
              <table:table-cell office:value-type="float" office:value="110">
                <text:p>11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1">
                <text:p>111</text:p>
              </table:table-cell>
              <table:table-cell office:value-type="float" office:value="229.308">
                <text:p>229.308</text:p>
              </table:table-cell>
              <table:table-cell office:value-type="float" office:value="111">
                <text:p>1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12">
                <text:p>112</text:p>
              </table:table-cell>
              <table:table-cell office:value-type="float" office:value="225.275">
                <text:p>225.275</text:p>
              </table:table-cell>
              <table:table-cell office:value-type="float" office:value="112">
                <text:p>112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3">
                <text:p>113</text:p>
              </table:table-cell>
              <table:table-cell office:value-type="float" office:value="285.599">
                <text:p>285.599</text:p>
              </table:table-cell>
              <table:table-cell office:value-type="float" office:value="113">
                <text:p>11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4">
                <text:p>114</text:p>
              </table:table-cell>
              <table:table-cell office:value-type="float" office:value="373.492">
                <text:p>373.492</text:p>
              </table:table-cell>
              <table:table-cell office:value-type="float" office:value="114">
                <text:p>11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5">
                <text:p>115</text:p>
              </table:table-cell>
              <table:table-cell office:value-type="float" office:value="245.563">
                <text:p>245.563</text:p>
              </table:table-cell>
              <table:table-cell office:value-type="float" office:value="115">
                <text:p>11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6">
                <text:p>116</text:p>
              </table:table-cell>
              <table:table-cell office:value-type="float" office:value="358.124">
                <text:p>358.124</text:p>
              </table:table-cell>
              <table:table-cell office:value-type="float" office:value="116">
                <text:p>116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">
                <text:p>117</text:p>
              </table:table-cell>
              <table:table-cell office:value-type="float" office:value="259.461">
                <text:p>259.461</text:p>
              </table:table-cell>
              <table:table-cell office:value-type="float" office:value="117">
                <text:p>117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18">
                <text:p>118</text:p>
              </table:table-cell>
              <table:table-cell office:value-type="float" office:value="303.419">
                <text:p>303.419</text:p>
              </table:table-cell>
              <table:table-cell office:value-type="float" office:value="118">
                <text:p>1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9">
                <text:p>119</text:p>
              </table:table-cell>
              <table:table-cell office:value-type="float" office:value="270.183">
                <text:p>270.183</text:p>
              </table:table-cell>
              <table:table-cell office:value-type="float" office:value="119">
                <text:p>11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0">
                <text:p>120</text:p>
              </table:table-cell>
              <table:table-cell office:value-type="float" office:value="234.964">
                <text:p>234.964</text:p>
              </table:table-cell>
              <table:table-cell office:value-type="float" office:value="120">
                <text:p>12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21">
                <text:p>121</text:p>
              </table:table-cell>
              <table:table-cell office:value-type="float" office:value="237.323">
                <text:p>237.323</text:p>
              </table:table-cell>
              <table:table-cell office:value-type="float" office:value="121">
                <text:p>1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22">
                <text:p>122</text:p>
              </table:table-cell>
              <table:table-cell office:value-type="float" office:value="360.878">
                <text:p>360.878</text:p>
              </table:table-cell>
              <table:table-cell office:value-type="float" office:value="122">
                <text:p>1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23">
                <text:p>123</text:p>
              </table:table-cell>
              <table:table-cell office:value-type="float" office:value="194.028">
                <text:p>194.028</text:p>
              </table:table-cell>
              <table:table-cell office:value-type="float" office:value="123">
                <text:p>12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4">
                <text:p>124</text:p>
              </table:table-cell>
              <table:table-cell office:value-type="float" office:value="339.338">
                <text:p>339.338</text:p>
              </table:table-cell>
              <table:table-cell office:value-type="float" office:value="124">
                <text:p>124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5">
                <text:p>125</text:p>
              </table:table-cell>
              <table:table-cell office:value-type="float" office:value="254.356">
                <text:p>254.356</text:p>
              </table:table-cell>
              <table:table-cell office:value-type="float" office:value="125">
                <text:p>12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26">
                <text:p>126</text:p>
              </table:table-cell>
              <table:table-cell office:value-type="float" office:value="283.249">
                <text:p>283.249</text:p>
              </table:table-cell>
              <table:table-cell office:value-type="float" office:value="126">
                <text:p>126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27">
                <text:p>127</text:p>
              </table:table-cell>
              <table:table-cell office:value-type="float" office:value="177.454">
                <text:p>177.454</text:p>
              </table:table-cell>
              <table:table-cell office:value-type="float" office:value="127">
                <text:p>1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28">
                <text:p>128</text:p>
              </table:table-cell>
              <table:table-cell office:value-type="float" office:value="192.224">
                <text:p>192.224</text:p>
              </table:table-cell>
              <table:table-cell office:value-type="float" office:value="128">
                <text:p>128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29">
                <text:p>129</text:p>
              </table:table-cell>
              <table:table-cell office:value-type="float" office:value="245.662">
                <text:p>245.662</text:p>
              </table:table-cell>
              <table:table-cell office:value-type="float" office:value="129">
                <text:p>12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30">
                <text:p>130</text:p>
              </table:table-cell>
              <table:table-cell office:value-type="float" office:value="350.318">
                <text:p>350.318</text:p>
              </table:table-cell>
              <table:table-cell office:value-type="float" office:value="130">
                <text:p>13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31">
                <text:p>131</text:p>
              </table:table-cell>
              <table:table-cell office:value-type="float" office:value="327.794">
                <text:p>327.794</text:p>
              </table:table-cell>
              <table:table-cell office:value-type="float" office:value="131">
                <text:p>131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32">
                <text:p>132</text:p>
              </table:table-cell>
              <table:table-cell office:value-type="float" office:value="272.219">
                <text:p>272.219</text:p>
              </table:table-cell>
              <table:table-cell office:value-type="float" office:value="132">
                <text:p>1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33">
                <text:p>133</text:p>
              </table:table-cell>
              <table:table-cell office:value-type="float" office:value="230.801">
                <text:p>230.801</text:p>
              </table:table-cell>
              <table:table-cell office:value-type="float" office:value="133">
                <text:p>1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34">
                <text:p>134</text:p>
              </table:table-cell>
              <table:table-cell office:value-type="float" office:value="170.338">
                <text:p>170.338</text:p>
              </table:table-cell>
              <table:table-cell office:value-type="float" office:value="134">
                <text:p>134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35">
                <text:p>135</text:p>
              </table:table-cell>
              <table:table-cell office:value-type="float" office:value="245.339">
                <text:p>245.339</text:p>
              </table:table-cell>
              <table:table-cell office:value-type="float" office:value="135">
                <text:p>1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36">
                <text:p>136</text:p>
              </table:table-cell>
              <table:table-cell office:value-type="float" office:value="107.187">
                <text:p>107.187</text:p>
              </table:table-cell>
              <table:table-cell office:value-type="float" office:value="136">
                <text:p>13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37">
                <text:p>137</text:p>
              </table:table-cell>
              <table:table-cell office:value-type="float" office:value="307.454">
                <text:p>307.454</text:p>
              </table:table-cell>
              <table:table-cell office:value-type="float" office:value="137">
                <text:p>13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38">
                <text:p>138</text:p>
              </table:table-cell>
              <table:table-cell office:value-type="float" office:value="264.766">
                <text:p>264.766</text:p>
              </table:table-cell>
              <table:table-cell office:value-type="float" office:value="138">
                <text:p>138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39">
                <text:p>139</text:p>
              </table:table-cell>
              <table:table-cell office:value-type="float" office:value="196.545">
                <text:p>196.545</text:p>
              </table:table-cell>
              <table:table-cell office:value-type="float" office:value="139">
                <text:p>13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40">
                <text:p>140</text:p>
              </table:table-cell>
              <table:table-cell office:value-type="float" office:value="240.946">
                <text:p>240.946</text:p>
              </table:table-cell>
              <table:table-cell office:value-type="float" office:value="140">
                <text:p>14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41">
                <text:p>141</text:p>
              </table:table-cell>
              <table:table-cell office:value-type="float" office:value="225.076">
                <text:p>225.076</text:p>
              </table:table-cell>
              <table:table-cell office:value-type="float" office:value="141">
                <text:p>14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42">
                <text:p>142</text:p>
              </table:table-cell>
              <table:table-cell office:value-type="float" office:value="182.129">
                <text:p>182.129</text:p>
              </table:table-cell>
              <table:table-cell office:value-type="float" office:value="142">
                <text:p>142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43">
                <text:p>143</text:p>
              </table:table-cell>
              <table:table-cell office:value-type="float" office:value="143.059">
                <text:p>143.059</text:p>
              </table:table-cell>
              <table:table-cell office:value-type="float" office:value="143">
                <text:p>143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44">
                <text:p>144</text:p>
              </table:table-cell>
              <table:table-cell office:value-type="float" office:value="211.825">
                <text:p>211.825</text:p>
              </table:table-cell>
              <table:table-cell office:value-type="float" office:value="144">
                <text:p>14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45">
                <text:p>145</text:p>
              </table:table-cell>
              <table:table-cell office:value-type="float" office:value="203.674">
                <text:p>203.674</text:p>
              </table:table-cell>
              <table:table-cell office:value-type="float" office:value="145">
                <text:p>145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46">
                <text:p>146</text:p>
              </table:table-cell>
              <table:table-cell office:value-type="float" office:value="250.386">
                <text:p>250.386</text:p>
              </table:table-cell>
              <table:table-cell office:value-type="float" office:value="146">
                <text:p>146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47">
                <text:p>147</text:p>
              </table:table-cell>
              <table:table-cell office:value-type="float" office:value="146.694">
                <text:p>146.694</text:p>
              </table:table-cell>
              <table:table-cell office:value-type="float" office:value="147">
                <text:p>147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8">
                <text:p>148</text:p>
              </table:table-cell>
              <table:table-cell office:value-type="float" office:value="189.837">
                <text:p>189.837</text:p>
              </table:table-cell>
              <table:table-cell office:value-type="float" office:value="148">
                <text:p>148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49">
                <text:p>149</text:p>
              </table:table-cell>
              <table:table-cell office:value-type="float" office:value="292.19">
                <text:p>292.19</text:p>
              </table:table-cell>
              <table:table-cell office:value-type="float" office:value="149">
                <text:p>149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50">
                <text:p>150</text:p>
              </table:table-cell>
              <table:table-cell office:value-type="float" office:value="242.638">
                <text:p>242.638</text:p>
              </table:table-cell>
              <table:table-cell office:value-type="float" office:value="150">
                <text:p>150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51">
                <text:p>151</text:p>
              </table:table-cell>
              <table:table-cell office:value-type="float" office:value="287.498">
                <text:p>287.498</text:p>
              </table:table-cell>
              <table:table-cell office:value-type="float" office:value="151">
                <text:p>15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2">
                <text:p>152</text:p>
              </table:table-cell>
              <table:table-cell office:value-type="float" office:value="302.817">
                <text:p>302.817</text:p>
              </table:table-cell>
              <table:table-cell office:value-type="float" office:value="152">
                <text:p>15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53">
                <text:p>153</text:p>
              </table:table-cell>
              <table:table-cell office:value-type="float" office:value="158.84">
                <text:p>158.84</text:p>
              </table:table-cell>
              <table:table-cell office:value-type="float" office:value="153">
                <text:p>153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54">
                <text:p>154</text:p>
              </table:table-cell>
              <table:table-cell office:value-type="float" office:value="278.765">
                <text:p>278.765</text:p>
              </table:table-cell>
              <table:table-cell office:value-type="float" office:value="154">
                <text:p>154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5">
                <text:p>155</text:p>
              </table:table-cell>
              <table:table-cell office:value-type="float" office:value="318.594">
                <text:p>318.594</text:p>
              </table:table-cell>
              <table:table-cell office:value-type="float" office:value="155">
                <text:p>15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56">
                <text:p>156</text:p>
              </table:table-cell>
              <table:table-cell office:value-type="float" office:value="251.422">
                <text:p>251.422</text:p>
              </table:table-cell>
              <table:table-cell office:value-type="float" office:value="156">
                <text:p>156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57">
                <text:p>157</text:p>
              </table:table-cell>
              <table:table-cell office:value-type="float" office:value="190.937">
                <text:p>190.937</text:p>
              </table:table-cell>
              <table:table-cell office:value-type="float" office:value="157">
                <text:p>15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58">
                <text:p>158</text:p>
              </table:table-cell>
              <table:table-cell office:value-type="float" office:value="365.136">
                <text:p>365.136</text:p>
              </table:table-cell>
              <table:table-cell office:value-type="float" office:value="158">
                <text:p>15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59">
                <text:p>159</text:p>
              </table:table-cell>
              <table:table-cell office:value-type="float" office:value="158.212">
                <text:p>158.212</text:p>
              </table:table-cell>
              <table:table-cell office:value-type="float" office:value="159">
                <text:p>159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60">
                <text:p>160</text:p>
              </table:table-cell>
              <table:table-cell office:value-type="float" office:value="278.767">
                <text:p>278.767</text:p>
              </table:table-cell>
              <table:table-cell office:value-type="float" office:value="160">
                <text:p>16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61">
                <text:p>161</text:p>
              </table:table-cell>
              <table:table-cell office:value-type="float" office:value="269.264">
                <text:p>269.264</text:p>
              </table:table-cell>
              <table:table-cell office:value-type="float" office:value="161">
                <text:p>16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62">
                <text:p>162</text:p>
              </table:table-cell>
              <table:table-cell office:value-type="float" office:value="286.906">
                <text:p>286.906</text:p>
              </table:table-cell>
              <table:table-cell office:value-type="float" office:value="162">
                <text:p>16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63">
                <text:p>163</text:p>
              </table:table-cell>
              <table:table-cell office:value-type="float" office:value="357.756">
                <text:p>357.756</text:p>
              </table:table-cell>
              <table:table-cell office:value-type="float" office:value="163">
                <text:p>163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64">
                <text:p>164</text:p>
              </table:table-cell>
              <table:table-cell office:value-type="float" office:value="277.399">
                <text:p>277.399</text:p>
              </table:table-cell>
              <table:table-cell office:value-type="float" office:value="164">
                <text:p>16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65">
                <text:p>165</text:p>
              </table:table-cell>
              <table:table-cell office:value-type="float" office:value="231.659">
                <text:p>231.659</text:p>
              </table:table-cell>
              <table:table-cell office:value-type="float" office:value="165">
                <text:p>16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66">
                <text:p>166</text:p>
              </table:table-cell>
              <table:table-cell office:value-type="float" office:value="270.442">
                <text:p>270.442</text:p>
              </table:table-cell>
              <table:table-cell office:value-type="float" office:value="166">
                <text:p>16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67">
                <text:p>167</text:p>
              </table:table-cell>
              <table:table-cell office:value-type="float" office:value="330.486">
                <text:p>330.486</text:p>
              </table:table-cell>
              <table:table-cell office:value-type="float" office:value="167">
                <text:p>167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68">
                <text:p>168</text:p>
              </table:table-cell>
              <table:table-cell office:value-type="float" office:value="254.786">
                <text:p>254.786</text:p>
              </table:table-cell>
              <table:table-cell office:value-type="float" office:value="168">
                <text:p>16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69">
                <text:p>169</text:p>
              </table:table-cell>
              <table:table-cell office:value-type="float" office:value="334.169">
                <text:p>334.169</text:p>
              </table:table-cell>
              <table:table-cell office:value-type="float" office:value="169">
                <text:p>16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70">
                <text:p>170</text:p>
              </table:table-cell>
              <table:table-cell office:value-type="float" office:value="291.561">
                <text:p>291.561</text:p>
              </table:table-cell>
              <table:table-cell office:value-type="float" office:value="170">
                <text:p>17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71">
                <text:p>171</text:p>
              </table:table-cell>
              <table:table-cell office:value-type="float" office:value="205.18">
                <text:p>205.18</text:p>
              </table:table-cell>
              <table:table-cell office:value-type="float" office:value="171">
                <text:p>17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72">
                <text:p>172</text:p>
              </table:table-cell>
              <table:table-cell office:value-type="float" office:value="287.646">
                <text:p>287.646</text:p>
              </table:table-cell>
              <table:table-cell office:value-type="float" office:value="172">
                <text:p>17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73">
                <text:p>173</text:p>
              </table:table-cell>
              <table:table-cell office:value-type="float" office:value="291.813">
                <text:p>291.813</text:p>
              </table:table-cell>
              <table:table-cell office:value-type="float" office:value="173">
                <text:p>173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4">
                <text:p>174</text:p>
              </table:table-cell>
              <table:table-cell office:value-type="float" office:value="227.42">
                <text:p>227.42</text:p>
              </table:table-cell>
              <table:table-cell office:value-type="float" office:value="174">
                <text:p>174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5">
                <text:p>175</text:p>
              </table:table-cell>
              <table:table-cell office:value-type="float" office:value="297.903">
                <text:p>297.903</text:p>
              </table:table-cell>
              <table:table-cell office:value-type="float" office:value="175">
                <text:p>175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76">
                <text:p>176</text:p>
              </table:table-cell>
              <table:table-cell office:value-type="float" office:value="286.897">
                <text:p>286.897</text:p>
              </table:table-cell>
              <table:table-cell office:value-type="float" office:value="176">
                <text:p>17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77">
                <text:p>177</text:p>
              </table:table-cell>
              <table:table-cell office:value-type="float" office:value="262.317">
                <text:p>262.317</text:p>
              </table:table-cell>
              <table:table-cell office:value-type="float" office:value="177">
                <text:p>177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78">
                <text:p>178</text:p>
              </table:table-cell>
              <table:table-cell office:value-type="float" office:value="216.4">
                <text:p>216.4</text:p>
              </table:table-cell>
              <table:table-cell office:value-type="float" office:value="178">
                <text:p>17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79">
                <text:p>179</text:p>
              </table:table-cell>
              <table:table-cell office:value-type="float" office:value="180.144">
                <text:p>180.144</text:p>
              </table:table-cell>
              <table:table-cell office:value-type="float" office:value="179">
                <text:p>17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80">
                <text:p>180</text:p>
              </table:table-cell>
              <table:table-cell office:value-type="float" office:value="217.336">
                <text:p>217.336</text:p>
              </table:table-cell>
              <table:table-cell office:value-type="float" office:value="180">
                <text:p>18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1">
                <text:p>181</text:p>
              </table:table-cell>
              <table:table-cell office:value-type="float" office:value="359.74">
                <text:p>359.74</text:p>
              </table:table-cell>
              <table:table-cell office:value-type="float" office:value="181">
                <text:p>18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82">
                <text:p>182</text:p>
              </table:table-cell>
              <table:table-cell office:value-type="float" office:value="310.189">
                <text:p>310.189</text:p>
              </table:table-cell>
              <table:table-cell office:value-type="float" office:value="182">
                <text:p>182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83">
                <text:p>183</text:p>
              </table:table-cell>
              <table:table-cell office:value-type="float" office:value="294.776">
                <text:p>294.776</text:p>
              </table:table-cell>
              <table:table-cell office:value-type="float" office:value="183">
                <text:p>183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184">
                <text:p>184</text:p>
              </table:table-cell>
              <table:table-cell office:value-type="float" office:value="253.525">
                <text:p>253.525</text:p>
              </table:table-cell>
              <table:table-cell office:value-type="float" office:value="184">
                <text:p>184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5">
                <text:p>185</text:p>
              </table:table-cell>
              <table:table-cell office:value-type="float" office:value="219.77">
                <text:p>219.77</text:p>
              </table:table-cell>
              <table:table-cell office:value-type="float" office:value="185">
                <text:p>18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86">
                <text:p>186</text:p>
              </table:table-cell>
              <table:table-cell office:value-type="float" office:value="226.124">
                <text:p>226.124</text:p>
              </table:table-cell>
              <table:table-cell office:value-type="float" office:value="186">
                <text:p>18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87">
                <text:p>187</text:p>
              </table:table-cell>
              <table:table-cell office:value-type="float" office:value="177.963">
                <text:p>177.963</text:p>
              </table:table-cell>
              <table:table-cell office:value-type="float" office:value="187">
                <text:p>187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8">
                <text:p>188</text:p>
              </table:table-cell>
              <table:table-cell office:value-type="float" office:value="268.885">
                <text:p>268.885</text:p>
              </table:table-cell>
              <table:table-cell office:value-type="float" office:value="188">
                <text:p>18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189">
                <text:p>189</text:p>
              </table:table-cell>
              <table:table-cell office:value-type="float" office:value="237.603">
                <text:p>237.603</text:p>
              </table:table-cell>
              <table:table-cell office:value-type="float" office:value="189">
                <text:p>189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0">
                <text:p>190</text:p>
              </table:table-cell>
              <table:table-cell office:value-type="float" office:value="230.28">
                <text:p>230.28</text:p>
              </table:table-cell>
              <table:table-cell office:value-type="float" office:value="190">
                <text:p>19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91">
                <text:p>191</text:p>
              </table:table-cell>
              <table:table-cell office:value-type="float" office:value="152.342">
                <text:p>152.342</text:p>
              </table:table-cell>
              <table:table-cell office:value-type="float" office:value="191">
                <text:p>19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92">
                <text:p>192</text:p>
              </table:table-cell>
              <table:table-cell office:value-type="float" office:value="235.279">
                <text:p>235.279</text:p>
              </table:table-cell>
              <table:table-cell office:value-type="float" office:value="192">
                <text:p>19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">
                <text:p>193</text:p>
              </table:table-cell>
              <table:table-cell office:value-type="float" office:value="286.857">
                <text:p>286.857</text:p>
              </table:table-cell>
              <table:table-cell office:value-type="float" office:value="193">
                <text:p>193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4">
                <text:p>194</text:p>
              </table:table-cell>
              <table:table-cell office:value-type="float" office:value="307.161">
                <text:p>307.161</text:p>
              </table:table-cell>
              <table:table-cell office:value-type="float" office:value="194">
                <text:p>194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5">
                <text:p>195</text:p>
              </table:table-cell>
              <table:table-cell office:value-type="float" office:value="168.262">
                <text:p>168.262</text:p>
              </table:table-cell>
              <table:table-cell office:value-type="float" office:value="195">
                <text:p>195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6">
                <text:p>196</text:p>
              </table:table-cell>
              <table:table-cell office:value-type="float" office:value="344.246">
                <text:p>344.246</text:p>
              </table:table-cell>
              <table:table-cell office:value-type="float" office:value="196">
                <text:p>19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7">
                <text:p>197</text:p>
              </table:table-cell>
              <table:table-cell office:value-type="float" office:value="220.796">
                <text:p>220.796</text:p>
              </table:table-cell>
              <table:table-cell office:value-type="float" office:value="197">
                <text:p>19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">
                <text:p>198</text:p>
              </table:table-cell>
              <table:table-cell office:value-type="float" office:value="175.542">
                <text:p>175.542</text:p>
              </table:table-cell>
              <table:table-cell office:value-type="float" office:value="198">
                <text:p>19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9">
                <text:p>199</text:p>
              </table:table-cell>
              <table:table-cell office:value-type="float" office:value="189.04">
                <text:p>189.04</text:p>
              </table:table-cell>
              <table:table-cell office:value-type="float" office:value="199">
                <text:p>199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00">
                <text:p>200</text:p>
              </table:table-cell>
              <table:table-cell office:value-type="float" office:value="293.566">
                <text:p>293.566</text:p>
              </table:table-cell>
              <table:table-cell office:value-type="float" office:value="200">
                <text:p>20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01">
                <text:p>201</text:p>
              </table:table-cell>
              <table:table-cell office:value-type="float" office:value="323.22">
                <text:p>323.22</text:p>
              </table:table-cell>
              <table:table-cell office:value-type="float" office:value="201">
                <text:p>201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202">
                <text:p>202</text:p>
              </table:table-cell>
              <table:table-cell office:value-type="float" office:value="384.09">
                <text:p>384.09</text:p>
              </table:table-cell>
              <table:table-cell office:value-type="float" office:value="202">
                <text:p>202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3">
                <text:p>203</text:p>
              </table:table-cell>
              <table:table-cell office:value-type="float" office:value="298.99">
                <text:p>298.99</text:p>
              </table:table-cell>
              <table:table-cell office:value-type="float" office:value="203">
                <text:p>203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4">
                <text:p>204</text:p>
              </table:table-cell>
              <table:table-cell office:value-type="float" office:value="171">
                <text:p>171</text:p>
              </table:table-cell>
              <table:table-cell office:value-type="float" office:value="204">
                <text:p>20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5">
                <text:p>205</text:p>
              </table:table-cell>
              <table:table-cell office:value-type="float" office:value="259.963">
                <text:p>259.963</text:p>
              </table:table-cell>
              <table:table-cell office:value-type="float" office:value="205">
                <text:p>205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6">
                <text:p>206</text:p>
              </table:table-cell>
              <table:table-cell office:value-type="float" office:value="321.5">
                <text:p>321.5</text:p>
              </table:table-cell>
              <table:table-cell office:value-type="float" office:value="206">
                <text:p>206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07">
                <text:p>207</text:p>
              </table:table-cell>
              <table:table-cell office:value-type="float" office:value="235.213">
                <text:p>235.213</text:p>
              </table:table-cell>
              <table:table-cell office:value-type="float" office:value="207">
                <text:p>20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8">
                <text:p>208</text:p>
              </table:table-cell>
              <table:table-cell office:value-type="float" office:value="273.775">
                <text:p>273.775</text:p>
              </table:table-cell>
              <table:table-cell office:value-type="float" office:value="208">
                <text:p>20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9">
                <text:p>209</text:p>
              </table:table-cell>
              <table:table-cell office:value-type="float" office:value="316.512">
                <text:p>316.512</text:p>
              </table:table-cell>
              <table:table-cell office:value-type="float" office:value="209">
                <text:p>209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10">
                <text:p>210</text:p>
              </table:table-cell>
              <table:table-cell office:value-type="float" office:value="293.915">
                <text:p>293.915</text:p>
              </table:table-cell>
              <table:table-cell office:value-type="float" office:value="210">
                <text:p>210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11">
                <text:p>211</text:p>
              </table:table-cell>
              <table:table-cell office:value-type="float" office:value="233.559">
                <text:p>233.559</text:p>
              </table:table-cell>
              <table:table-cell office:value-type="float" office:value="211">
                <text:p>211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2">
                <text:p>212</text:p>
              </table:table-cell>
              <table:table-cell office:value-type="float" office:value="172.049">
                <text:p>172.049</text:p>
              </table:table-cell>
              <table:table-cell office:value-type="float" office:value="212">
                <text:p>21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3">
                <text:p>213</text:p>
              </table:table-cell>
              <table:table-cell office:value-type="float" office:value="346.51">
                <text:p>346.51</text:p>
              </table:table-cell>
              <table:table-cell office:value-type="float" office:value="213">
                <text:p>213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4">
                <text:p>214</text:p>
              </table:table-cell>
              <table:table-cell office:value-type="float" office:value="148.805">
                <text:p>148.805</text:p>
              </table:table-cell>
              <table:table-cell office:value-type="float" office:value="214">
                <text:p>214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15">
                <text:p>215</text:p>
              </table:table-cell>
              <table:table-cell office:value-type="float" office:value="211.547">
                <text:p>211.547</text:p>
              </table:table-cell>
              <table:table-cell office:value-type="float" office:value="215">
                <text:p>21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16">
                <text:p>216</text:p>
              </table:table-cell>
              <table:table-cell office:value-type="float" office:value="256.33">
                <text:p>256.33</text:p>
              </table:table-cell>
              <table:table-cell office:value-type="float" office:value="216">
                <text:p>21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17">
                <text:p>217</text:p>
              </table:table-cell>
              <table:table-cell office:value-type="float" office:value="287.101">
                <text:p>287.101</text:p>
              </table:table-cell>
              <table:table-cell office:value-type="float" office:value="217">
                <text:p>217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218">
                <text:p>218</text:p>
              </table:table-cell>
              <table:table-cell office:value-type="float" office:value="200.582">
                <text:p>200.582</text:p>
              </table:table-cell>
              <table:table-cell office:value-type="float" office:value="218">
                <text:p>218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9">
                <text:p>219</text:p>
              </table:table-cell>
              <table:table-cell office:value-type="float" office:value="289.926">
                <text:p>289.926</text:p>
              </table:table-cell>
              <table:table-cell office:value-type="float" office:value="219">
                <text:p>21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0">
                <text:p>220</text:p>
              </table:table-cell>
              <table:table-cell office:value-type="float" office:value="262.328">
                <text:p>262.328</text:p>
              </table:table-cell>
              <table:table-cell office:value-type="float" office:value="220">
                <text:p>220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1">
                <text:p>221</text:p>
              </table:table-cell>
              <table:table-cell office:value-type="float" office:value="199.725">
                <text:p>199.725</text:p>
              </table:table-cell>
              <table:table-cell office:value-type="float" office:value="221">
                <text:p>221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22">
                <text:p>222</text:p>
              </table:table-cell>
              <table:table-cell office:value-type="float" office:value="323.077">
                <text:p>323.077</text:p>
              </table:table-cell>
              <table:table-cell office:value-type="float" office:value="222">
                <text:p>222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23">
                <text:p>223</text:p>
              </table:table-cell>
              <table:table-cell office:value-type="float" office:value="231.454">
                <text:p>231.454</text:p>
              </table:table-cell>
              <table:table-cell office:value-type="float" office:value="223">
                <text:p>223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4">
                <text:p>224</text:p>
              </table:table-cell>
              <table:table-cell office:value-type="float" office:value="301.674">
                <text:p>301.674</text:p>
              </table:table-cell>
              <table:table-cell office:value-type="float" office:value="224">
                <text:p>22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25">
                <text:p>225</text:p>
              </table:table-cell>
              <table:table-cell office:value-type="float" office:value="282.507">
                <text:p>282.507</text:p>
              </table:table-cell>
              <table:table-cell office:value-type="float" office:value="225">
                <text:p>225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26">
                <text:p>226</text:p>
              </table:table-cell>
              <table:table-cell office:value-type="float" office:value="315.057">
                <text:p>315.057</text:p>
              </table:table-cell>
              <table:table-cell office:value-type="float" office:value="226">
                <text:p>226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27">
                <text:p>227</text:p>
              </table:table-cell>
              <table:table-cell office:value-type="float" office:value="187.79">
                <text:p>187.79</text:p>
              </table:table-cell>
              <table:table-cell office:value-type="float" office:value="227">
                <text:p>22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28">
                <text:p>228</text:p>
              </table:table-cell>
              <table:table-cell office:value-type="float" office:value="207.817">
                <text:p>207.817</text:p>
              </table:table-cell>
              <table:table-cell office:value-type="float" office:value="228">
                <text:p>228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29">
                <text:p>229</text:p>
              </table:table-cell>
              <table:table-cell office:value-type="float" office:value="263.92">
                <text:p>263.92</text:p>
              </table:table-cell>
              <table:table-cell office:value-type="float" office:value="229">
                <text:p>22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30">
                <text:p>230</text:p>
              </table:table-cell>
              <table:table-cell office:value-type="float" office:value="185.822">
                <text:p>185.822</text:p>
              </table:table-cell>
              <table:table-cell office:value-type="float" office:value="230">
                <text:p>230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31">
                <text:p>231</text:p>
              </table:table-cell>
              <table:table-cell office:value-type="float" office:value="229.915">
                <text:p>229.915</text:p>
              </table:table-cell>
              <table:table-cell office:value-type="float" office:value="231">
                <text:p>231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32">
                <text:p>232</text:p>
              </table:table-cell>
              <table:table-cell office:value-type="float" office:value="311.247">
                <text:p>311.247</text:p>
              </table:table-cell>
              <table:table-cell office:value-type="float" office:value="232">
                <text:p>232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33">
                <text:p>233</text:p>
              </table:table-cell>
              <table:table-cell office:value-type="float" office:value="271.547">
                <text:p>271.547</text:p>
              </table:table-cell>
              <table:table-cell office:value-type="float" office:value="233">
                <text:p>233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234">
                <text:p>234</text:p>
              </table:table-cell>
              <table:table-cell office:value-type="float" office:value="175.974">
                <text:p>175.974</text:p>
              </table:table-cell>
              <table:table-cell office:value-type="float" office:value="234">
                <text:p>234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35">
                <text:p>235</text:p>
              </table:table-cell>
              <table:table-cell office:value-type="float" office:value="277.555">
                <text:p>277.555</text:p>
              </table:table-cell>
              <table:table-cell office:value-type="float" office:value="235">
                <text:p>23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36">
                <text:p>236</text:p>
              </table:table-cell>
              <table:table-cell office:value-type="float" office:value="216.947">
                <text:p>216.947</text:p>
              </table:table-cell>
              <table:table-cell office:value-type="float" office:value="236">
                <text:p>236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37">
                <text:p>237</text:p>
              </table:table-cell>
              <table:table-cell office:value-type="float" office:value="179.613">
                <text:p>179.613</text:p>
              </table:table-cell>
              <table:table-cell office:value-type="float" office:value="237">
                <text:p>237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238">
                <text:p>238</text:p>
              </table:table-cell>
              <table:table-cell office:value-type="float" office:value="320.067">
                <text:p>320.067</text:p>
              </table:table-cell>
              <table:table-cell office:value-type="float" office:value="238">
                <text:p>238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39">
                <text:p>239</text:p>
              </table:table-cell>
              <table:table-cell office:value-type="float" office:value="241.458">
                <text:p>241.458</text:p>
              </table:table-cell>
              <table:table-cell office:value-type="float" office:value="239">
                <text:p>239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40">
                <text:p>240</text:p>
              </table:table-cell>
              <table:table-cell office:value-type="float" office:value="284.582">
                <text:p>284.582</text:p>
              </table:table-cell>
              <table:table-cell office:value-type="float" office:value="240">
                <text:p>240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41">
                <text:p>241</text:p>
              </table:table-cell>
              <table:table-cell office:value-type="float" office:value="213.736">
                <text:p>213.736</text:p>
              </table:table-cell>
              <table:table-cell office:value-type="float" office:value="241">
                <text:p>24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242">
                <text:p>242</text:p>
              </table:table-cell>
              <table:table-cell office:value-type="float" office:value="340.178">
                <text:p>340.178</text:p>
              </table:table-cell>
              <table:table-cell office:value-type="float" office:value="242">
                <text:p>242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43">
                <text:p>243</text:p>
              </table:table-cell>
              <table:table-cell office:value-type="float" office:value="269.487">
                <text:p>269.487</text:p>
              </table:table-cell>
              <table:table-cell office:value-type="float" office:value="243">
                <text:p>243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44">
                <text:p>244</text:p>
              </table:table-cell>
              <table:table-cell office:value-type="float" office:value="226.894">
                <text:p>226.894</text:p>
              </table:table-cell>
              <table:table-cell office:value-type="float" office:value="244">
                <text:p>24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45">
                <text:p>245</text:p>
              </table:table-cell>
              <table:table-cell office:value-type="float" office:value="111.7">
                <text:p>111.7</text:p>
              </table:table-cell>
              <table:table-cell office:value-type="float" office:value="245">
                <text:p>245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46">
                <text:p>246</text:p>
              </table:table-cell>
              <table:table-cell office:value-type="float" office:value="294.674">
                <text:p>294.674</text:p>
              </table:table-cell>
              <table:table-cell office:value-type="float" office:value="246">
                <text:p>246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47">
                <text:p>247</text:p>
              </table:table-cell>
              <table:table-cell office:value-type="float" office:value="232.663">
                <text:p>232.663</text:p>
              </table:table-cell>
              <table:table-cell office:value-type="float" office:value="247">
                <text:p>24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248">
                <text:p>248</text:p>
              </table:table-cell>
              <table:table-cell office:value-type="float" office:value="230.495">
                <text:p>230.495</text:p>
              </table:table-cell>
              <table:table-cell office:value-type="float" office:value="248">
                <text:p>24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49">
                <text:p>249</text:p>
              </table:table-cell>
              <table:table-cell office:value-type="float" office:value="291.65">
                <text:p>291.65</text:p>
              </table:table-cell>
              <table:table-cell office:value-type="float" office:value="249">
                <text:p>249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50">
                <text:p>250</text:p>
              </table:table-cell>
              <table:table-cell office:value-type="float" office:value="259.963">
                <text:p>259.963</text:p>
              </table:table-cell>
              <table:table-cell office:value-type="float" office:value="250">
                <text:p>250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251">
                <text:p>251</text:p>
              </table:table-cell>
              <table:table-cell office:value-type="float" office:value="211.915">
                <text:p>211.915</text:p>
              </table:table-cell>
              <table:table-cell office:value-type="float" office:value="251">
                <text:p>251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252">
                <text:p>252</text:p>
              </table:table-cell>
              <table:table-cell office:value-type="float" office:value="257.072">
                <text:p>257.072</text:p>
              </table:table-cell>
              <table:table-cell office:value-type="float" office:value="252">
                <text:p>252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53">
                <text:p>253</text:p>
              </table:table-cell>
              <table:table-cell office:value-type="float" office:value="154.509">
                <text:p>154.509</text:p>
              </table:table-cell>
              <table:table-cell office:value-type="float" office:value="253">
                <text:p>25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54">
                <text:p>254</text:p>
              </table:table-cell>
              <table:table-cell office:value-type="float" office:value="225.136">
                <text:p>225.136</text:p>
              </table:table-cell>
              <table:table-cell office:value-type="float" office:value="254">
                <text:p>254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55">
                <text:p>255</text:p>
              </table:table-cell>
              <table:table-cell office:value-type="float" office:value="229.591">
                <text:p>229.591</text:p>
              </table:table-cell>
              <table:table-cell office:value-type="float" office:value="255">
                <text:p>255</text:p>
              </table:table-cell>
              <table:table-cell office:value-type="float" office:value="32">
                <text:p>3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3.0.3$Windows_X86_64 LibreOffice_project/7074905676c47b82bbcfbea1aeefc84afe1c50e1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10" draw:display-name="Dashed (var) 10" draw:style="rect" draw:dots1="1" draw:dots1-length="0.02cm" draw:dots2="1" draw:dots2-length="0.02cm" draw:distance="0.02cm"/>
  </office:styles>
</office:document-styles>
</file>